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writing-mode="lr-tb"/>
    </style:style>
    <style:style style:name="P2" style:family="paragraph" style:parent-style-name="Preformatted_20_Text">
      <style:paragraph-properties style:writing-mode="lr-tb"/>
    </style:style>
    <style:style style:name="P3" style:family="paragraph" style:parent-style-name="Text_20_body">
      <style:paragraph-properties style:writing-mode="lr-tb"/>
    </style:style>
    <style:style style:name="P4" style:family="paragraph" style:parent-style-name="Heading_20_3">
      <style:text-properties fo:language="en" fo:country="none"/>
    </style:style>
    <style:style style:name="P5" style:family="paragraph" style:parent-style-name="Heading_20_2">
      <style:text-properties fo:language="en" fo:country="none"/>
    </style:style>
    <style:style style:name="P6" style:family="paragraph" style:parent-style-name="Text_20_body">
      <style:text-properties fo:language="en" fo:country="none"/>
    </style:style>
    <style:style style:name="P7" style:family="paragraph" style:parent-style-name="Preformatted_20_Text">
      <style:text-properties fo:language="en" fo:country="none"/>
    </style:style>
    <style:style style:name="P8" style:family="paragraph" style:parent-style-name="Preformatted_20_Text">
      <style:paragraph-properties fo:margin-top="0cm" fo:margin-bottom="0.499cm" style:writing-mode="lr-tb"/>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style:writing-mode="lr-tb"/>
    </style:style>
    <style:style style:name="P11" style:family="paragraph" style:parent-style-name="Heading_20_3">
      <style:text-properties fo:language="en" fo:country="none"/>
    </style:style>
    <style:style style:name="P12" style:family="paragraph" style:parent-style-name="Heading_20_2">
      <style:text-properties fo:language="en" fo:country="none"/>
    </style:style>
    <style:style style:name="P13" style:family="paragraph" style:parent-style-name="Text_20_body">
      <style:text-properties fo:language="en" fo:country="none"/>
    </style:style>
    <style:style style:name="P14" style:family="paragraph" style:parent-style-name="Text_20_body" style:list-style-name="L1">
      <style:text-properties fo:language="en" fo:country="none"/>
    </style:style>
    <style:style style:name="P15" style:family="paragraph" style:parent-style-name="Text_20_body" style:list-style-name="L2">
      <style:text-properties fo:language="en" fo:country="none"/>
    </style:style>
    <style:style style:name="P16" style:family="paragraph" style:parent-style-name="Text_20_body" style:list-style-name="L3">
      <style:text-properties fo:language="en" fo:country="none"/>
    </style:style>
    <style:style style:name="P17" style:family="paragraph" style:parent-style-name="Text_20_body" style:list-style-name="L5">
      <style:text-properties fo:language="en" fo:country="none"/>
    </style:style>
    <style:style style:name="P18" style:family="paragraph" style:parent-style-name="Text_20_body" style:list-style-name="L36">
      <style:text-properties fo:language="en" fo:country="none"/>
    </style:style>
    <style:style style:name="P19" style:family="paragraph" style:parent-style-name="Text_20_body" style:list-style-name="L37">
      <style:text-properties fo:language="en" fo:country="none"/>
    </style:style>
    <style:style style:name="P20" style:family="paragraph" style:parent-style-name="Text_20_body" style:list-style-name="L38">
      <style:text-properties fo:language="en" fo:country="none"/>
    </style:style>
    <style:style style:name="P21" style:family="paragraph" style:parent-style-name="Text_20_body" style:list-style-name="L40">
      <style:text-properties fo:language="en" fo:country="none"/>
    </style:style>
    <style:style style:name="P22" style:family="paragraph" style:parent-style-name="Text_20_body" style:list-style-name="L47">
      <style:text-properties fo:language="en" fo:country="none"/>
    </style:style>
    <style:style style:name="P23" style:family="paragraph" style:parent-style-name="Text_20_body" style:list-style-name="L52">
      <style:text-properties fo:language="en" fo:country="none"/>
    </style:style>
    <style:style style:name="P24" style:family="paragraph" style:parent-style-name="Text_20_body" style:list-style-name="L54">
      <style:text-properties fo:language="en" fo:country="none"/>
    </style:style>
    <style:style style:name="P25" style:family="paragraph" style:parent-style-name="Text_20_body" style:list-style-name="L57">
      <style:text-properties fo:language="en" fo:country="none"/>
    </style:style>
    <style:style style:name="P26" style:family="paragraph" style:parent-style-name="Text_20_body" style:list-style-name="L61">
      <style:text-properties fo:language="en" fo:country="none"/>
    </style:style>
    <style:style style:name="P27" style:family="paragraph" style:parent-style-name="Text_20_body" style:list-style-name="L63">
      <style:text-properties fo:language="en" fo:country="none"/>
    </style:style>
    <style:style style:name="P28" style:family="paragraph" style:parent-style-name="Text_20_body" style:list-style-name="L66">
      <style:text-properties fo:language="en" fo:country="none"/>
    </style:style>
    <style:style style:name="P29" style:family="paragraph" style:parent-style-name="Text_20_body" style:list-style-name="L67">
      <style:text-properties fo:language="en" fo:country="none"/>
    </style:style>
    <style:style style:name="P30" style:family="paragraph" style:parent-style-name="Text_20_body" style:list-style-name="L69">
      <style:text-properties fo:language="en" fo:country="none"/>
    </style:style>
    <style:style style:name="P31" style:family="paragraph" style:parent-style-name="Text_20_body" style:list-style-name="L82">
      <style:text-properties fo:language="en" fo:country="none"/>
    </style:style>
    <style:style style:name="P32" style:family="paragraph" style:parent-style-name="Text_20_body">
      <style:text-properties fo:language="en" fo:country="none" style:language-asian="en" style:country-asian="none" style:language-complex="en" style:country-complex="none"/>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9"/>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style style:name="P73" style:family="paragraph" style:parent-style-name="Text_20_body" style:list-style-name="L51"/>
    <style:style style:name="P74" style:family="paragraph" style:parent-style-name="Text_20_body" style:list-style-name="L53"/>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2"/>
    <style:style style:name="P81" style:family="paragraph" style:parent-style-name="Text_20_body" style:list-style-name="L64"/>
    <style:style style:name="P82" style:family="paragraph" style:parent-style-name="Text_20_body" style:list-style-name="L65"/>
    <style:style style:name="P83" style:family="paragraph" style:parent-style-name="Text_20_body" style:list-style-name="L68"/>
    <style:style style:name="P84" style:family="paragraph" style:parent-style-name="Text_20_body" style:list-style-name="L70"/>
    <style:style style:name="P85" style:family="paragraph" style:parent-style-name="Text_20_body" style:list-style-name="L71"/>
    <style:style style:name="P86" style:family="paragraph" style:parent-style-name="Text_20_body" style:list-style-name="L72"/>
    <style:style style:name="P87" style:family="paragraph" style:parent-style-name="Text_20_body" style:list-style-name="L73"/>
    <style:style style:name="P88" style:family="paragraph" style:parent-style-name="Text_20_body" style:list-style-name="L74"/>
    <style:style style:name="P89" style:family="paragraph" style:parent-style-name="Text_20_body" style:list-style-name="L75"/>
    <style:style style:name="P90" style:family="paragraph" style:parent-style-name="Text_20_body" style:list-style-name="L76"/>
    <style:style style:name="P91" style:family="paragraph" style:parent-style-name="Text_20_body" style:list-style-name="L77"/>
    <style:style style:name="P92" style:family="paragraph" style:parent-style-name="Text_20_body" style:list-style-name="L78"/>
    <style:style style:name="P93" style:family="paragraph" style:parent-style-name="Text_20_body" style:list-style-name="L79"/>
    <style:style style:name="P94" style:family="paragraph" style:parent-style-name="Text_20_body" style:list-style-name="L80"/>
    <style:style style:name="P95" style:family="paragraph" style:parent-style-name="Text_20_body" style:list-style-name="L81"/>
    <style:style style:name="P96" style:family="paragraph" style:parent-style-name="Text_20_body" style:list-style-name="L83"/>
    <style:style style:name="P97" style:family="paragraph" style:parent-style-name="Text_20_body" style:list-style-name="L84"/>
    <style:style style:name="P98" style:family="paragraph" style:parent-style-name="Text_20_body" style:list-style-name="L5">
      <style:paragraph-properties fo:margin-top="0cm" fo:margin-bottom="0cm"/>
      <style:text-properties fo:language="en" fo:country="none"/>
    </style:style>
    <style:style style:name="P99" style:family="paragraph" style:parent-style-name="Text_20_body" style:list-style-name="L47">
      <style:paragraph-properties fo:margin-top="0cm" fo:margin-bottom="0cm"/>
      <style:text-properties fo:language="en" fo:country="none"/>
    </style:style>
    <style:style style:name="P100" style:family="paragraph" style:parent-style-name="Text_20_body" style:list-style-name="L52">
      <style:paragraph-properties fo:margin-top="0cm" fo:margin-bottom="0cm"/>
      <style:text-properties fo:language="en" fo:country="none"/>
    </style:style>
    <style:style style:name="P101" style:family="paragraph" style:parent-style-name="Text_20_body" style:list-style-name="L10">
      <style:paragraph-properties fo:margin-top="0cm" fo:margin-bottom="0cm"/>
    </style:style>
    <style:style style:name="P102" style:family="paragraph" style:parent-style-name="Text_20_body" style:list-style-name="L34">
      <style:paragraph-properties fo:margin-top="0cm" fo:margin-bottom="0cm"/>
    </style:style>
    <style:style style:name="P103" style:family="paragraph" style:parent-style-name="Text_20_body" style:list-style-name="L35">
      <style:paragraph-properties fo:margin-top="0cm" fo:margin-bottom="0cm"/>
    </style:style>
    <style:style style:name="P104" style:family="paragraph" style:parent-style-name="Text_20_body">
      <style:paragraph-properties fo:margin-top="0cm" fo:margin-bottom="0cm" style:writing-mode="lr-tb"/>
    </style:style>
    <style:style style:name="P105" style:family="paragraph" style:parent-style-name="Text_20_body">
      <style:paragraph-properties style:writing-mode="lr-tb"/>
    </style:style>
    <style:style style:name="P106" style:family="paragraph" style:parent-style-name="Heading_20_4">
      <style:text-properties fo:language="en" fo:country="none"/>
    </style:style>
    <style:style style:name="T1" style:family="text">
      <style:text-properties fo:language="en" fo:country="none"/>
    </style:style>
    <style:style style:name="T2" style:family="text">
      <style:text-properties fo:language="en" fo:country="none" style:language-asian="en" style:country-asian="none" style:language-complex="en" style:country-complex="none"/>
    </style:style>
    <style:style style:name="T3" style:family="text">
      <style:text-properties style:text-position="-33% 80%" fo:language="en" fo:country="none"/>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Emphasis"><text:span text:style-name="T1"/></text:span></text:p>
      <text:section text:style-name="Sect1" text:name="content">
        <text:h text:style-name="P5" text:outline-level="2"><text:bookmark text:name="line-6"/><text:bookmark text:name="line-7"/><text:bookmark text:name="Arithmetic_Expressions"/>Arithmetic Expressions</text:h>
        <text:p text:style-name="Text_20_body"><text:bookmark text:name="line-8"/><text:span text:style-name="Strong_20_Emphasis"><text:span text:style-name="T1">addition</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9"/><text:bookmark text:name="line-10"/></text:p>
        <text:list xml:id="list36416103" text:style-name="L36">
          <text:list-item>
            <text:p text:style-name="P18">outputs the sum of the two input numbers <text:bookmark text:name="line-11"/><text:bookmark text:name="line-12"/></text:p>
          </text:list-item>
        </text:list>
        <text:p text:style-name="Text_20_body"><text:span text:style-name="Strong_20_Emphasis"><text:span text:style-name="T1">multiplication</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13"/><text:bookmark text:name="line-14"/></text:p>
        <text:list xml:id="list36442281" text:style-name="L37">
          <text:list-item>
            <text:p text:style-name="P19">outputs the product of the two input numbers <text:bookmark text:name="line-15"/><text:bookmark text:name="line-16"/></text:p>
          </text:list-item>
        </text:list>
        <text:p text:style-name="Text_20_body"><text:span text:style-name="Strong_20_Emphasis"><text:span text:style-name="T1">subtraction</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17"/><text:bookmark text:name="line-18"/></text:p>
        <text:list xml:id="list36431303" text:style-name="L38">
          <text:list-item>
            <text:p text:style-name="P20">outputs the difference between the two input numbers <text:bookmark text:name="line-19"/><text:bookmark text:name="line-20"/></text:p>
          </text:list-item>
        </text:list>
        <text:p text:style-name="Text_20_body"><text:span text:style-name="Strong_20_Emphasis"><text:span text:style-name="T1">division</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1"/><text:bookmark text:name="line-22"/></text:p>
        <text:list xml:id="list36433465" text:style-name="L39">
          <text:list-item>
            <text:p text:style-name="P63"><text:span text:style-name="T1">outputs the result of dividing the first number by the second <text:line-break/></text:span><text:span text:style-name="Strong_20_Emphasis"><text:span text:style-name="T1">Note</text:span></text:span><text:span text:style-name="T1">: if both numbers are whole numbers, the result is truncated to just the whole number part. </text:span><text:bookmark text:name="line-23"/><text:bookmark text:name="line-24"/></text:p>
          </text:list-item>
        </text:list>
        <text:p text:style-name="Text_20_body"><text:span text:style-name="Strong_20_Emphasis"><text:span text:style-name="T1">modulo</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5"/><text:bookmark text:name="line-26"/></text:p>
        <text:list xml:id="list36413230" text:style-name="L40">
          <text:list-item>
            <text:p text:style-name="P21">outputs the remainder of dividing the first number by the second <text:bookmark text:name="line-27"/><text:bookmark text:name="line-28"/></text:p>
          </text:list-item>
        </text:list>
        <text:p text:style-name="Text_20_body"><text:span text:style-name="Strong_20_Emphasis"><text:span text:style-name="T1">exponentiation</text:span></text:span><text:span text:style-name="T1">: </text:span><text:span text:style-name="Strong_20_Emphasis"><text:span text:style-name="T1">&lt;</text:span></text:span><text:span text:style-name="Strong_20_Emphasis"><text:span text:style-name="Emphasis"><text:span text:style-name="T1">Base</text:span></text:span></text:span><text:span text:style-name="Strong_20_Emphasis"><text:span text:style-name="T1">&gt; ** &lt;</text:span></text:span><text:span text:style-name="Strong_20_Emphasis"><text:span text:style-name="Emphasis"><text:span text:style-name="T1">Pow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line-break/>outputs the result of raising &lt;Base&gt; to the &lt;Power&gt; power (multiplying &lt;Base&gt; by itself &lt;Power&gt; number of times). </text:span><text:bookmark text:name="line-29"/><text:bookmark text:name="line-30"/></text:p>
        <text:p text:style-name="Text_20_body"><text:span text:style-name="Strong_20_Emphasis"><text:span text:style-name="T1">Comparisons</text:span></text:span><text:span text:style-name="T1"> <text:line-break/></text:span><text:span text:style-name="Strong_20_Emphasis"><text:span text:style-name="T1">equality</text:span></text:span><text:span text:style-name="T1">: </text:span><text:span text:style-name="Strong_20_Emphasis"><text:span text:style-name="T1">&lt;</text:span></text:span><text:span text:style-name="Strong_20_Emphasis"><text:span text:style-name="Emphasis"><text:span text:style-name="T1">Value</text:span></text:span></text:span><text:span text:style-name="Strong_20_Emphasis"><text:span text:style-name="T1">&gt; == &lt;</text:span></text:span><text:span text:style-name="Strong_20_Emphasis"><text:span text:style-name="Emphasis"><text:span text:style-name="T1">Value</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31"/><text:bookmark text:name="line-32"/></text:p>
        <text:list xml:id="list36423777" text:style-name="L41">
          <text:list-item>
            <text:p text:style-name="P64"><text:span text:style-name="T1">outputs </text:span><text:span text:style-name="Strong_20_Emphasis"><text:span text:style-name="T1">True</text:span></text:span><text:span text:style-name="T1"> if the two input values are equal, </text:span><text:span text:style-name="Strong_20_Emphasis"><text:span text:style-name="T1">False</text:span></text:span><text:span text:style-name="T1"> otherwise </text:span><text:bookmark text:name="line-33"/><text:bookmark text:name="line-34"/></text:p>
          </text:list-item>
        </text:list>
        <text:p text:style-name="Text_20_body"><text:span text:style-name="Strong_20_Emphasis"><text:span text:style-name="T1">inequality</text:span></text:span><text:span text:style-name="T1">: </text:span><text:span text:style-name="Strong_20_Emphasis"><text:span text:style-name="T1">&lt;</text:span></text:span><text:span text:style-name="Strong_20_Emphasis"><text:span text:style-name="Emphasis"><text:span text:style-name="T1">Value</text:span></text:span></text:span><text:span text:style-name="Strong_20_Emphasis"><text:span text:style-name="T1">&gt; != &lt;Value&gt; ⇒ &lt;Boolean&gt;</text:span></text:span><text:span text:style-name="T1"> </text:span><text:bookmark text:name="line-35"/><text:bookmark text:name="line-36"/></text:p>
        <text:list xml:id="list36440002" text:style-name="L42">
          <text:list-item>
            <text:p text:style-name="P65"><text:span text:style-name="T1">outputs </text:span><text:span text:style-name="Strong_20_Emphasis"><text:span text:style-name="T1">True</text:span></text:span><text:span text:style-name="T1"> if the two input values are not equal, </text:span><text:span text:style-name="Strong_20_Emphasis"><text:span text:style-name="T1">False</text:span></text:span><text:span text:style-name="T1"> otherwise </text:span><text:bookmark text:name="line-37"/><text:bookmark text:name="line-38"/></text:p>
          </text:list-item>
        </text:list>
        <text:p text:style-name="Text_20_body"><text:span text:style-name="Strong_20_Emphasis"><text:span text:style-name="T1">greater than</text:span></text:span><text:span text:style-name="T1">: </text:span><text:span text:style-name="Strong_20_Emphasis"><text:span text:style-name="T1">&lt;</text:span></text:span><text:span text:style-name="Strong_20_Emphasis"><text:span text:style-name="Emphasis"><text:span text:style-name="T1">Number1</text:span></text:span></text:span><text:span text:style-name="Strong_20_Emphasis"><text:span text:style-name="T1">&gt; &gt; &lt;</text:span></text:span><text:span text:style-name="Strong_20_Emphasis"><text:span text:style-name="Emphasis"><text:span text:style-name="T1">Number2</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39"/><text:bookmark text:name="line-40"/></text:p>
        <text:list xml:id="list36440869" text:style-name="L43">
          <text:list-item>
            <text:p text:style-name="P66"><text:span text:style-name="T1">outputs </text:span><text:span text:style-name="Strong_20_Emphasis"><text:span text:style-name="T1">True</text:span></text:span><text:span text:style-name="T1"> if </text:span><text:span text:style-name="Emphasis"><text:span text:style-name="Strong_20_Emphasis"><text:span text:style-name="T1">Number</text:span></text:span></text:span><text:span text:style-name="Emphasis"><text:span text:style-name="Strong_20_Emphasis"><text:span text:style-name="T3">1</text:span></text:span></text:span><text:span text:style-name="T1"> is greater than </text:span><text:span text:style-name="Emphasis"><text:span text:style-name="Strong_20_Emphasis"><text:span text:style-name="T1">Number</text:span></text:span></text:span><text:span text:style-name="Emphasis"><text:span text:style-name="Strong_20_Emphasis"><text:span text:style-name="T3">2</text:span></text:span></text:span><text:span text:style-name="T1"> </text:span><text:bookmark text:name="line-41"/><text:bookmark text:name="line-42"/></text:p>
          </text:list-item>
        </text:list>
        <text:p text:style-name="Text_20_body"><text:span text:style-name="Strong_20_Emphasis"><text:span text:style-name="T1">less than</text:span></text:span><text:span text:style-name="T1">: </text:span><text:span text:style-name="Emphasis"><text:span text:style-name="Strong_20_Emphasis"><text:span text:style-name="T1">&lt;Number</text:span></text:span></text:span><text:span text:style-name="Emphasis"><text:span text:style-name="Strong_20_Emphasis"><text:span text:style-name="T3">1</text:span></text:span></text:span><text:span text:style-name="Emphasis"><text:span text:style-name="Strong_20_Emphasis"><text:span text:style-name="T1">&gt; &lt; &lt;Number</text:span></text:span></text:span><text:span text:style-name="Emphasis"><text:span text:style-name="Strong_20_Emphasis"><text:span text:style-name="T3">2</text:span></text:span></text:span><text:span text:style-name="Emphasis"><text:span text:style-name="Strong_20_Emphasis"><text:span text:style-name="T1">&gt; ⇒ &lt;Boolean&gt;</text:span></text:span></text:span><text:span text:style-name="T1"> </text:span><text:bookmark text:name="line-43"/><text:bookmark text:name="line-44"/></text:p>
        <text:list xml:id="list36414757" text:style-name="L44">
          <text:list-item>
            <text:p text:style-name="P67"><text:span text:style-name="T1">outputs </text:span><text:span text:style-name="Strong_20_Emphasis"><text:span text:style-name="T1">True</text:span></text:span><text:span text:style-name="T1"> if </text:span><text:span text:style-name="Emphasis"><text:span text:style-name="Strong_20_Emphasis"><text:span text:style-name="T1">Number</text:span></text:span></text:span><text:span text:style-name="Emphasis"><text:span text:style-name="Strong_20_Emphasis"><text:span text:style-name="T3">1</text:span></text:span></text:span><text:span text:style-name="T1"> is less than than </text:span><text:span text:style-name="Emphasis"><text:span text:style-name="Strong_20_Emphasis"><text:span text:style-name="T1">Number</text:span></text:span></text:span><text:span text:style-name="Emphasis"><text:span text:style-name="Strong_20_Emphasis"><text:span text:style-name="T3">2</text:span></text:span></text:span><text:span text:style-name="T1"> </text:span><text:bookmark text:name="line-45"/><text:bookmark text:name="line-46"/></text:p>
          </text:list-item>
        </text:list>
        <text:p text:style-name="Text_20_body"><text:span text:style-name="Strong_20_Emphasis"><text:span text:style-name="T1">greater or equal to</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Emphasis"><text:span text:style-name="T3">1</text:span></text:span></text:span><text:span text:style-name="Strong_20_Emphasis"><text:span text:style-name="T1">&gt; &gt;= &lt;</text:span></text:span><text:span text:style-name="Strong_20_Emphasis"><text:span text:style-name="Emphasis"><text:span text:style-name="T1">Number</text:span></text:span></text:span><text:span text:style-name="Strong_20_Emphasis"><text:span text:style-name="Emphasis"><text:span text:style-name="T3">2</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47"/><text:bookmark text:name="line-48"/></text:p>
        <text:list xml:id="list36434076" text:style-name="L45">
          <text:list-item>
            <text:p text:style-name="P68"><text:span text:style-name="T1">outputs </text:span><text:span text:style-name="Strong_20_Emphasis"><text:span text:style-name="T1">True</text:span></text:span><text:span text:style-name="T1"> if </text:span><text:span text:style-name="Emphasis"><text:span text:style-name="Strong_20_Emphasis"><text:span text:style-name="T1">Number</text:span></text:span></text:span><text:span text:style-name="Emphasis"><text:span text:style-name="Strong_20_Emphasis"><text:span text:style-name="T3">1</text:span></text:span></text:span><text:span text:style-name="T1">, is not less than </text:span><text:span text:style-name="Emphasis"><text:span text:style-name="Strong_20_Emphasis"><text:span text:style-name="T1">Number</text:span></text:span></text:span><text:span text:style-name="Emphasis"><text:span text:style-name="Strong_20_Emphasis"><text:span text:style-name="T3">2</text:span></text:span></text:span><text:span text:style-name="T1"> </text:span><text:bookmark text:name="line-49"/><text:bookmark text:name="line-50"/></text:p>
          </text:list-item>
        </text:list>
        <text:p text:style-name="Text_20_body"><text:span text:style-name="Strong_20_Emphasis"><text:span text:style-name="T1">less than or equal to</text:span></text:span><text:span text:style-name="T1">: </text:span><text:span text:style-name="Strong_20_Emphasis"><text:span text:style-name="T1">&lt;</text:span></text:span><text:span text:style-name="Strong_20_Emphasis"><text:span text:style-name="Emphasis"><text:span text:style-name="T1">Number</text:span></text:span></text:span><text:span text:style-name="Strong_20_Emphasis"><text:span text:style-name="Emphasis"><text:span text:style-name="T3">1</text:span></text:span></text:span><text:span text:style-name="Strong_20_Emphasis"><text:span text:style-name="T1">&gt; &lt;= &lt;</text:span></text:span><text:span text:style-name="Strong_20_Emphasis"><text:span text:style-name="Emphasis"><text:span text:style-name="T1">Number</text:span></text:span></text:span><text:span text:style-name="Strong_20_Emphasis"><text:span text:style-name="Emphasis"><text:span text:style-name="T3">2</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51"/><text:bookmark text:name="line-52"/></text:p>
        <text:list xml:id="list36433924" text:style-name="L46">
          <text:list-item>
            <text:p text:style-name="P69"><text:span text:style-name="T1">outputs </text:span><text:span text:style-name="Strong_20_Emphasis"><text:span text:style-name="T1">True</text:span></text:span><text:span text:style-name="T1"> if </text:span><text:span text:style-name="Emphasis"><text:span text:style-name="Strong_20_Emphasis"><text:span text:style-name="T1">Number</text:span></text:span></text:span><text:span text:style-name="Emphasis"><text:span text:style-name="Strong_20_Emphasis"><text:span text:style-name="T3">1</text:span></text:span></text:span><text:span text:style-name="T1"> is not greater than </text:span><text:span text:style-name="Emphasis"><text:span text:style-name="Strong_20_Emphasis"><text:span text:style-name="T1">Number</text:span></text:span></text:span><text:span text:style-name="Emphasis"><text:span text:style-name="Strong_20_Emphasis"><text:span text:style-name="T3">2</text:span></text:span></text:span><text:span text:style-name="T1"> </text:span><text:bookmark text:name="line-53"/><text:bookmark text:name="line-54"/></text:p>
          </text:list-item>
        </text:list>
        <text:h text:style-name="P5" text:outline-level="2"><text:bookmark text:name="Variables_and_Assignment"/>Variables and Assignment</text:h>
        <text:h text:style-name="P4" text:outline-level="3"><text:bookmark text:name="line-55"/><text:bookmark text:name="Names"/>Names</text:h>
        <text:p text:style-name="Text_20_body"><text:bookmark text:name="line-56"/><text:span text:style-name="T1">A </text:span><text:span text:style-name="Emphasis"><text:span text:style-name="Strong_20_Emphasis"><text:span text:style-name="T1">&lt;Name&gt;</text:span></text:span></text:span><text:span text:style-name="T1"> in Python can be any sequence of letters, numbers, and underscores (_) that does not start with a number. We usually use all lowercase letters for variable names, but capitalization must </text:span><text:soft-page-break/><text:span text:style-name="T1">match exactly. Here are some valid examples of names in Python (but most of these would not be good choices to actually use in your programs): </text:span><text:bookmark text:name="line-57"/><text:bookmark text:name="line-58"/></text:p>
        <text:list xml:id="list36438480" text:style-name="L47">
          <text:list-item>
            <text:p text:style-name="P99">my_name <text:bookmark text:name="line-59"/></text:p>
          </text:list-item>
          <text:list-item>
            <text:p text:style-name="P99">one2one <text:bookmark text:name="line-60"/></text:p>
          </text:list-item>
          <text:list-item>
            <text:p text:style-name="P99">Dorina <text:bookmark text:name="line-61"/></text:p>
          </text:list-item>
          <text:list-item>
            <text:p text:style-name="P22">this_is_a_very_long_variable_name <text:bookmark text:name="line-62"/><text:bookmark text:name="line-63"/></text:p>
          </text:list-item>
        </text:list>
        <text:h text:style-name="P4" text:outline-level="3"><text:bookmark text:name="Assignment_Statement"/>Assignment Statement</text:h>
        <text:p text:style-name="P6"><text:bookmark text:name="line-64"/>An assignment statement assigns a value to a variable: <text:bookmark text:name="line-65"/><text:bookmark text:name="line-66"/></text:p>
        <text:list xml:id="list36420624" text:style-name="L48">
          <text:list-item>
            <text:p text:style-name="P70"><text:span text:style-name="Emphasis"><text:span text:style-name="Strong_20_Emphasis"><text:span text:style-name="T1">&lt;Name&gt; = &lt;Expression&gt;</text:span></text:span></text:span><text:span text:style-name="T1"> </text:span><text:bookmark text:name="line-67"/><text:bookmark text:name="line-68"/></text:p>
          </text:list-item>
        </text:list>
        <text:p text:style-name="Text_20_body"><text:span text:style-name="T1">After the assignment statement, the variable </text:span><text:span text:style-name="Emphasis"><text:span text:style-name="Strong_20_Emphasis"><text:span text:style-name="T1">&lt;Name&gt;</text:span></text:span></text:span><text:span text:style-name="T1"> refers to the value of the </text:span><text:span text:style-name="Emphasis"><text:span text:style-name="Strong_20_Emphasis"><text:span text:style-name="T1">&lt;Expression&gt;</text:span></text:span></text:span><text:span text:style-name="T1"> on the right side of the assignment. An </text:span><text:span text:style-name="Emphasis"><text:span text:style-name="Strong_20_Emphasis"><text:span text:style-name="T1">&lt;Expression&gt;</text:span></text:span></text:span><text:span text:style-name="T1"> is any Python construct that has a value. </text:span><text:bookmark text:name="line-69"/><text:bookmark text:name="line-70"/></text:p>
        <text:h text:style-name="P4" text:outline-level="3"><text:bookmark text:name="Multiple_Assignment"/>Multiple Assignment</text:h>
        <text:p text:style-name="P6"><text:bookmark text:name="line-71"/>We can put more than one name on the left side of an assignment statement, and a corresponding number of expressions on the right side: <text:bookmark text:name="line-72"/><text:bookmark text:name="line-73"/></text:p>
        <text:list xml:id="list36413273" text:style-name="L49">
          <text:list-item>
            <text:p text:style-name="P71"><text:span text:style-name="Emphasis"><text:span text:style-name="Strong_20_Emphasis"><text:span text:style-name="T1">&lt;Name</text:span></text:span></text:span><text:span text:style-name="Emphasis"><text:span text:style-name="Strong_20_Emphasis"><text:span text:style-name="T3">1</text:span></text:span></text:span><text:span text:style-name="Emphasis"><text:span text:style-name="Strong_20_Emphasis"><text:span text:style-name="T1">&gt;, &lt;Name</text:span></text:span></text:span><text:span text:style-name="Emphasis"><text:span text:style-name="Strong_20_Emphasis"><text:span text:style-name="T3">2</text:span></text:span></text:span><text:span text:style-name="Emphasis"><text:span text:style-name="Strong_20_Emphasis"><text:span text:style-name="T1">&gt;, ... = &lt;Expression1&gt;, &lt;Expression2&gt;, ...</text:span></text:span></text:span><text:span text:style-name="T1"> </text:span><text:bookmark text:name="line-74"/><text:bookmark text:name="line-75"/></text:p>
          </text:list-item>
        </text:list>
        <text:p text:style-name="P6">All of the expressions on the right side are evaluated first. Then, each name on the left side is assigned to reference the value of the corresponding expression on the right side. This is handy for swapping variable values. For example, <text:bookmark text:name="line-76"/><text:bookmark text:name="line-77"/></text:p>
        <text:list xml:id="list36428957" text:style-name="L50">
          <text:list-item>
            <text:p text:style-name="P72"><text:span text:style-name="Strong_20_Emphasis"><text:span text:style-name="T1">s, t = t, s</text:span></text:span><text:span text:style-name="T1"> </text:span><text:bookmark text:name="line-78"/><text:bookmark text:name="line-79"/></text:p>
          </text:list-item>
        </text:list>
        <text:p text:style-name="Text_20_body"><text:span text:style-name="T1">would swap the values of s and t so after the assignment statement s now refers to the previous value of </text:span><text:span text:style-name="Strong_20_Emphasis"><text:span text:style-name="T1">t</text:span></text:span><text:span text:style-name="T1">, and </text:span><text:span text:style-name="Strong_20_Emphasis"><text:span text:style-name="T1">t</text:span></text:span><text:span text:style-name="T1"> refers to the previous value of </text:span><text:span text:style-name="Strong_20_Emphasis"><text:span text:style-name="T1">s</text:span></text:span><text:span text:style-name="T1">. </text:span><text:bookmark text:name="line-80"/><text:bookmark text:name="line-81"/></text:p>
        <text:p text:style-name="Text_20_body"><text:span text:style-name="Strong_20_Emphasis"><text:span text:style-name="T1">Note</text:span></text:span><text:span text:style-name="T1">: what is really going on here is a bit different. The multiple values are packed in a tuple (which is similar to the list data type introduced in Unit 3, but an immutable version of a list), and then unpacked into its components when there are multiple names on the left side. This distinction is not important for what we do in cs101, but does become important in some contexts. </text:span><text:bookmark text:name="line-82"/><text:bookmark text:name="line-83"/></text:p>
        <text:h text:style-name="P5" text:outline-level="2"><text:bookmark text:name="Procedures"/>Procedures</text:h>
        <text:p text:style-name="Text_20_body"><text:bookmark text:name="line-84"/><text:span text:style-name="T1">A </text:span><text:span text:style-name="Strong_20_Emphasis"><text:span text:style-name="T1">procedure</text:span></text:span><text:span text:style-name="T1"> takes inputs and produces outputs. It is an abstraction that provides a way to use the same code to operate on different data by passing in that data as its inputs. </text:span><text:bookmark text:name="line-85"/><text:bookmark text:name="line-86"/></text:p>
        <text:p text:style-name="P6">Defining a procedure: <text:bookmark text:name="line-87"/><text:bookmark text:name="line-88"/></text:p>
        <text:p text:style-name="P3"><text:bookmark text:name="line-89"/><text:bookmark text:name="line-90"/><text:bookmark text:name="line-91"/><text:bookmark text:name="line-1-1"/><text:a xlink:type="simple" xlink:href="http://wiki.udacity.com/CS101%3A%20Python%20Reference#">Toggle line numbers</text:a><text:span text:style-name="T1"> </text:span></text:p>
        <text:p text:style-name="P2"><text:bookmark text:name="CA-98524369ff0f4e6d5ad248fe73190d65876686ad"/><text:a xlink:type="simple" xlink:href="http://wiki.udacity.com/CS101%3A%20Python%20Reference#CA-98524369ff0f4e6d5ad248fe73190d65876686ad_1"><text:s text:c="3"/></text:a><text:a xlink:type="simple" xlink:href="http://wiki.udacity.com/CS101%3A%20Python%20Reference#CA-98524369ff0f4e6d5ad248fe73190d65876686ad_1"><text:span text:style-name="T1">1</text:span></text:a><text:span text:style-name="T1"> </text:span><text:bookmark text:name="CA-98524369ff0f4e6d5ad248fe73190d65876686ad_1"/><text:bookmark text:name="line-1-2"/><text:span text:style-name="T1">def &lt;Name&gt;(&lt;Parameters&gt;):</text:span></text:p>
        <text:p text:style-name="P1"><text:a xlink:type="simple" xlink:href="http://wiki.udacity.com/CS101%3A%20Python%20Reference#CA-98524369ff0f4e6d5ad248fe73190d65876686ad_2"><text:s text:c="3"/></text:a><text:a xlink:type="simple" xlink:href="http://wiki.udacity.com/CS101%3A%20Python%20Reference#CA-98524369ff0f4e6d5ad248fe73190d65876686ad_2"><text:span text:style-name="T1">2</text:span></text:a><text:span text:style-name="T1"> </text:span><text:bookmark text:name="CA-98524369ff0f4e6d5ad248fe73190d65876686ad_2"/><text:bookmark text:name="line-2-1"/><text:span text:style-name="T1"><text:s text:c="6"/>&lt;Block&gt;</text:span></text:p>
        <text:p text:style-name="Text_20_body"><text:bookmark text:name="line-92"/><text:span text:style-name="T1">The </text:span><text:span text:style-name="Strong_20_Emphasis"><text:span text:style-name="T1">&lt;</text:span></text:span><text:span text:style-name="Strong_20_Emphasis"><text:span text:style-name="Emphasis"><text:span text:style-name="T1">Parameters</text:span></text:span></text:span><text:span text:style-name="Strong_20_Emphasis"><text:span text:style-name="T1">&gt;</text:span></text:span><text:span text:style-name="T1"> are the inputs to the procedure. There is one </text:span><text:span text:style-name="Strong_20_Emphasis"><text:span text:style-name="T1">&lt;</text:span></text:span><text:span text:style-name="Strong_20_Emphasis"><text:span text:style-name="Emphasis"><text:span text:style-name="T1">Name</text:span></text:span></text:span><text:span text:style-name="Strong_20_Emphasis"><text:span text:style-name="T1">&gt;</text:span></text:span><text:span text:style-name="T1"> for each input in order, separated by commas. There can be any number of parameters (including none). </text:span><text:bookmark text:name="line-93"/><text:bookmark text:name="line-94"/></text:p>
        <text:p text:style-name="P6">To produce outputs: <text:bookmark text:name="line-95"/><text:bookmark text:name="line-96"/></text:p>
        <text:p text:style-name="P3"><text:bookmark text:name="line-97"/><text:bookmark text:name="line-98"/><text:bookmark text:name="line-1-3"/><text:a xlink:type="simple" xlink:href="http://wiki.udacity.com/CS101%3A%20Python%20Reference#">Toggle line numbers</text:a><text:span text:style-name="T1"> </text:span></text:p>
        <text:p text:style-name="P1"><text:bookmark text:name="CA-67d506f03bde094d449a141984681facfadf9f43"/><text:a xlink:type="simple" xlink:href="http://wiki.udacity.com/CS101%3A%20Python%20Reference#CA-67d506f03bde094d449a141984681facfadf9f43_1"><text:s text:c="3"/></text:a><text:a xlink:type="simple" xlink:href="http://wiki.udacity.com/CS101%3A%20Python%20Reference#CA-67d506f03bde094d449a141984681facfadf9f43_1"><text:span text:style-name="T1">1</text:span></text:a><text:span text:style-name="T1"> </text:span><text:bookmark text:name="CA-67d506f03bde094d449a141984681facfadf9f43_1"/><text:bookmark text:name="line-1-4"/><text:span text:style-name="T1">return &lt;Expression&gt;, &lt;Expression&gt;, …</text:span></text:p>
        <text:p text:style-name="Text_20_body"><text:bookmark text:name="line-99"/><text:span text:style-name="T1">There can be any number of expressions following the return (including none, in which case the </text:span><text:soft-page-break/><text:span text:style-name="T1">output of the procedure is the special value </text:span><text:span text:style-name="Strong_20_Emphasis"><text:span text:style-name="T1">None</text:span></text:span><text:span text:style-name="T1">). </text:span><text:bookmark text:name="line-100"/><text:bookmark text:name="line-101"/></text:p>
        <text:p text:style-name="P6">Using a procedure: <text:bookmark text:name="line-102"/><text:bookmark text:name="line-103"/></text:p>
        <text:p text:style-name="P3"><text:bookmark text:name="line-104"/><text:bookmark text:name="line-105"/><text:bookmark text:name="line-1-5"/><text:a xlink:type="simple" xlink:href="http://wiki.udacity.com/CS101%3A%20Python%20Reference#">Toggle line numbers</text:a><text:span text:style-name="T1"> </text:span></text:p>
        <text:p text:style-name="P1"><text:bookmark text:name="CA-24734f5c514ed1c694b95aa22818b0c024bc4b82"/><text:a xlink:type="simple" xlink:href="http://wiki.udacity.com/CS101%3A%20Python%20Reference#CA-24734f5c514ed1c694b95aa22818b0c024bc4b82_1"><text:s text:c="3"/></text:a><text:a xlink:type="simple" xlink:href="http://wiki.udacity.com/CS101%3A%20Python%20Reference#CA-24734f5c514ed1c694b95aa22818b0c024bc4b82_1"><text:span text:style-name="T1">1</text:span></text:a><text:span text:style-name="T1"> </text:span><text:bookmark text:name="CA-24734f5c514ed1c694b95aa22818b0c024bc4b82_1"/><text:bookmark text:name="line-1-6"/><text:span text:style-name="T1">&lt;''Procedure''&gt;(&lt;''Input''&gt;, &lt;''Input''&gt;, …)</text:span></text:p>
        <text:p text:style-name="P6"><text:bookmark text:name="line-106"/>The number of inputs must match the number of parameters. The value of each input is assigned to the value of each parameter name in order, and then the block is evaluated. <text:bookmark text:name="line-107"/><text:bookmark text:name="line-108"/></text:p>
        <text:h text:style-name="P5" text:outline-level="2"><text:bookmark text:name="If_Statements"/>If Statements</text:h>
        <text:p text:style-name="Text_20_body"><text:bookmark text:name="line-109"/><text:span text:style-name="T1">The </text:span><text:span text:style-name="Strong_20_Emphasis"><text:span text:style-name="T1">if</text:span></text:span><text:span text:style-name="T1"> statement provides a way to control what code executes based on the result of a test expression. </text:span><text:bookmark text:name="line-110"/><text:bookmark text:name="line-111"/></text:p>
        <text:p text:style-name="P3"><text:bookmark text:name="line-112"/><text:bookmark text:name="line-113"/><text:bookmark text:name="line-114"/><text:bookmark text:name="line-1-7"/><text:a xlink:type="simple" xlink:href="http://wiki.udacity.com/CS101%3A%20Python%20Reference#">Toggle line numbers</text:a><text:span text:style-name="T1"> </text:span></text:p>
        <text:p text:style-name="P2"><text:bookmark text:name="CA-57d6b650bfb6b00c171b73779e7bf1703d643fb7"/><text:a xlink:type="simple" xlink:href="http://wiki.udacity.com/CS101%3A%20Python%20Reference#CA-57d6b650bfb6b00c171b73779e7bf1703d643fb7_1"><text:s text:c="3"/></text:a><text:a xlink:type="simple" xlink:href="http://wiki.udacity.com/CS101%3A%20Python%20Reference#CA-57d6b650bfb6b00c171b73779e7bf1703d643fb7_1"><text:span text:style-name="T1">1</text:span></text:a><text:span text:style-name="T1"> </text:span><text:bookmark text:name="CA-57d6b650bfb6b00c171b73779e7bf1703d643fb7_1"/><text:bookmark text:name="line-1-8"/><text:span text:style-name="T1">if &lt;TestExpression&gt;:</text:span></text:p>
        <text:p text:style-name="P1"><text:a xlink:type="simple" xlink:href="http://wiki.udacity.com/CS101%3A%20Python%20Reference#CA-57d6b650bfb6b00c171b73779e7bf1703d643fb7_2"><text:s text:c="3"/></text:a><text:a xlink:type="simple" xlink:href="http://wiki.udacity.com/CS101%3A%20Python%20Reference#CA-57d6b650bfb6b00c171b73779e7bf1703d643fb7_2"><text:span text:style-name="T1">2</text:span></text:a><text:span text:style-name="T1"> </text:span><text:bookmark text:name="CA-57d6b650bfb6b00c171b73779e7bf1703d643fb7_2"/><text:bookmark text:name="line-2-2"/><text:span text:style-name="T1"><text:s text:c="3"/>&lt;Block&gt;</text:span></text:p>
        <text:p text:style-name="Text_20_body"><text:bookmark text:name="line-115"/><text:span text:style-name="T1">The code in </text:span><text:span text:style-name="Strong_20_Emphasis"><text:span text:style-name="T1">&lt;</text:span></text:span><text:span text:style-name="Strong_20_Emphasis"><text:span text:style-name="Emphasis"><text:span text:style-name="T1">Block</text:span></text:span></text:span><text:span text:style-name="Strong_20_Emphasis"><text:span text:style-name="T1">&gt;</text:span></text:span><text:span text:style-name="T1"> only executes if the </text:span><text:span text:style-name="Strong_20_Emphasis"><text:span text:style-name="T1">&lt;</text:span></text:span><text:a xlink:type="simple" xlink:href="http://wiki.udacity.com/TestExpression"><text:span text:style-name="Strong_20_Emphasis"><text:span text:style-name="Emphasis"><text:span text:style-name="T1">TestExpression</text:span></text:span></text:span></text:a><text:span text:style-name="Strong_20_Emphasis"><text:span text:style-name="T1">&gt;</text:span></text:span><text:span text:style-name="T1"> has a </text:span><text:span text:style-name="Strong_20_Emphasis"><text:span text:style-name="T1">True</text:span></text:span><text:span text:style-name="T1"> value. </text:span><text:bookmark text:name="line-116"/><text:bookmark text:name="line-117"/></text:p>
        <text:p text:style-name="Text_20_body"><text:span text:style-name="Strong_20_Emphasis"><text:span text:style-name="T1">Alternate clauses</text:span></text:span><text:span text:style-name="T1">. We can use an </text:span><text:span text:style-name="Strong_20_Emphasis"><text:span text:style-name="T1">else</text:span></text:span><text:span text:style-name="T1"> clause in an </text:span><text:span text:style-name="Strong_20_Emphasis"><text:span text:style-name="T1">if</text:span></text:span><text:span text:style-name="T1"> statement to provide code that will run when the &lt;</text:span><text:a xlink:type="simple" xlink:href="http://wiki.udacity.com/TestExpression">TestExpression</text:a><text:span text:style-name="T1">&gt; has a False value. </text:span><text:bookmark text:name="line-118"/><text:bookmark text:name="line-119"/></text:p>
        <text:p text:style-name="P3"><text:bookmark text:name="line-120"/><text:bookmark text:name="line-121"/><text:bookmark text:name="line-122"/><text:bookmark text:name="line-123"/><text:bookmark text:name="line-124"/><text:bookmark text:name="line-1-9"/><text:a xlink:type="simple" xlink:href="http://wiki.udacity.com/CS101%3A%20Python%20Reference#">Toggle line numbers</text:a><text:span text:style-name="T1"> </text:span></text:p>
        <text:p text:style-name="P2"><text:bookmark text:name="CA-a3923727160c4e7b5d8abdb447f87e2685c5e391"/><text:a xlink:type="simple" xlink:href="http://wiki.udacity.com/CS101%3A%20Python%20Reference#CA-a3923727160c4e7b5d8abdb447f87e2685c5e391_1"><text:s text:c="3"/></text:a><text:a xlink:type="simple" xlink:href="http://wiki.udacity.com/CS101%3A%20Python%20Reference#CA-a3923727160c4e7b5d8abdb447f87e2685c5e391_1"><text:span text:style-name="T1">1</text:span></text:a><text:span text:style-name="T1"> </text:span><text:bookmark text:name="CA-a3923727160c4e7b5d8abdb447f87e2685c5e391_1"/><text:bookmark text:name="line-1-10"/><text:span text:style-name="T1">if &lt;TestExpression&gt;:</text:span></text:p>
        <text:p text:style-name="P2"><text:a xlink:type="simple" xlink:href="http://wiki.udacity.com/CS101%3A%20Python%20Reference#CA-a3923727160c4e7b5d8abdb447f87e2685c5e391_2"><text:s text:c="3"/></text:a><text:a xlink:type="simple" xlink:href="http://wiki.udacity.com/CS101%3A%20Python%20Reference#CA-a3923727160c4e7b5d8abdb447f87e2685c5e391_2"><text:span text:style-name="T1">2</text:span></text:a><text:span text:style-name="T1"> </text:span><text:bookmark text:name="CA-a3923727160c4e7b5d8abdb447f87e2685c5e391_2"/><text:bookmark text:name="line-2-3"/><text:span text:style-name="T1"><text:s text:c="3"/>&lt;BlockTrue&gt;</text:span></text:p>
        <text:p text:style-name="P2"><text:a xlink:type="simple" xlink:href="http://wiki.udacity.com/CS101%3A%20Python%20Reference#CA-a3923727160c4e7b5d8abdb447f87e2685c5e391_3"><text:s text:c="3"/></text:a><text:a xlink:type="simple" xlink:href="http://wiki.udacity.com/CS101%3A%20Python%20Reference#CA-a3923727160c4e7b5d8abdb447f87e2685c5e391_3"><text:span text:style-name="T1">3</text:span></text:a><text:span text:style-name="T1"> </text:span><text:bookmark text:name="CA-a3923727160c4e7b5d8abdb447f87e2685c5e391_3"/><text:bookmark text:name="line-3-1"/><text:span text:style-name="T1">else:</text:span></text:p>
        <text:p text:style-name="P1"><text:a xlink:type="simple" xlink:href="http://wiki.udacity.com/CS101%3A%20Python%20Reference#CA-a3923727160c4e7b5d8abdb447f87e2685c5e391_4"><text:s text:c="3"/></text:a><text:a xlink:type="simple" xlink:href="http://wiki.udacity.com/CS101%3A%20Python%20Reference#CA-a3923727160c4e7b5d8abdb447f87e2685c5e391_4"><text:span text:style-name="T1">4</text:span></text:a><text:span text:style-name="T1"> </text:span><text:bookmark text:name="CA-a3923727160c4e7b5d8abdb447f87e2685c5e391_4"/><text:bookmark text:name="line-4-1"/><text:span text:style-name="T1"><text:s text:c="8"/>&lt;BlockFalse&gt;</text:span></text:p>
        <text:h text:style-name="P5" text:outline-level="2"><text:bookmark text:name="line-125"/><text:bookmark text:name="Logical_Operators"/>Logical Operators</text:h>
        <text:p text:style-name="Text_20_body"><text:bookmark text:name="line-126"/><text:span text:style-name="T1">The </text:span><text:span text:style-name="Strong_20_Emphasis"><text:span text:style-name="T1">and and </text:span></text:span><text:span text:style-name="T1">or</text:span><text:span text:style-name="Strong_20_Emphasis"><text:span text:style-name="T1"> operators behave similarly to logical conjunction (and) and disjunction (or). The important property they have which is different from other operators is that the second operand expression is evaluated only when necessary. </text:span></text:span><text:bookmark text:name="line-127"/><text:bookmark text:name="line-128"/></text:p>
        <text:list xml:id="list36427749" text:style-name="L51">
          <text:list-item>
            <text:p text:style-name="P73"><text:span text:style-name="T1">&lt;</text:span><text:span text:style-name="Emphasis"><text:span text:style-name="T1">Expression</text:span></text:span><text:span text:style-name="Emphasis"><text:span text:style-name="T3">1</text:span></text:span><text:span text:style-name="T1">&gt; and &lt;</text:span><text:span text:style-name="Emphasis"><text:span text:style-name="T1">Expression</text:span></text:span><text:span text:style-name="Emphasis"><text:span text:style-name="T3">2</text:span></text:span><text:span text:style-name="T1">&gt;</text:span><text:span text:style-name="Strong_20_Emphasis"><text:span text:style-name="T1"> </text:span></text:span><text:bookmark text:name="line-129"/></text:p>
          </text:list-item>
          <text:list-item>
            <text:p text:style-name="P73"><text:span text:style-name="Strong_20_Emphasis"><text:span text:style-name="T1">If </text:span></text:span><text:span text:style-name="Emphasis"><text:span text:style-name="T1">Expression</text:span></text:span><text:span text:style-name="Emphasis"><text:span text:style-name="T3">1</text:span></text:span><text:span text:style-name="Emphasis"><text:span text:style-name="T1"> has a </text:span></text:span><text:span text:style-name="Emphasis"><text:span text:style-name="Strong_20_Emphasis"><text:span text:style-name="T1">False</text:span></text:span></text:span><text:span text:style-name="Emphasis"><text:span text:style-name="T1"> value, the result is </text:span></text:span><text:span text:style-name="Emphasis"><text:span text:style-name="Strong_20_Emphasis"><text:span text:style-name="T1">False</text:span></text:span></text:span><text:span text:style-name="Emphasis"><text:span text:style-name="T1"> and </text:span></text:span><text:span text:style-name="Strong_20_Emphasis"><text:span text:style-name="T1">Expression</text:span></text:span><text:span text:style-name="Strong_20_Emphasis"><text:span text:style-name="T3">2</text:span></text:span><text:span text:style-name="Emphasis"><text:span text:style-name="T1"> is not evaluated (so even if it would produce an error it does not matter). If </text:span></text:span><text:span text:style-name="Strong_20_Emphasis"><text:span text:style-name="T1">Expression</text:span></text:span><text:span text:style-name="Strong_20_Emphasis"><text:span text:style-name="T3">1</text:span></text:span><text:span text:style-name="Emphasis"><text:span text:style-name="T1"> has a </text:span></text:span><text:span text:style-name="Emphasis"><text:span text:style-name="Strong_20_Emphasis"><text:span text:style-name="T1">True</text:span></text:span></text:span><text:span text:style-name="Emphasis"><text:span text:style-name="T1"> value, the result of the </text:span></text:span><text:span text:style-name="Emphasis"><text:span text:style-name="Strong_20_Emphasis"><text:span text:style-name="T1">and</text:span></text:span></text:span><text:span text:style-name="Emphasis"><text:span text:style-name="T1"> is the value of </text:span></text:span><text:span text:style-name="Strong_20_Emphasis"><text:span text:style-name="T1">Expression</text:span></text:span><text:span text:style-name="Strong_20_Emphasis"><text:span text:style-name="T3">2</text:span></text:span><text:span text:style-name="Emphasis"><text:span text:style-name="T1">. </text:span></text:span><text:bookmark text:name="line-130"/><text:bookmark text:name="line-131"/></text:p>
          </text:list-item>
          <text:list-item>
            <text:p text:style-name="P73"><text:span text:style-name="Emphasis"><text:span text:style-name="Strong_20_Emphasis"><text:span text:style-name="T1">&lt;</text:span></text:span></text:span><text:span text:style-name="Strong_20_Emphasis"><text:span text:style-name="T1">Expression</text:span></text:span><text:span text:style-name="Strong_20_Emphasis"><text:span text:style-name="T3">1</text:span></text:span><text:span text:style-name="Strong_20_Emphasis"><text:span text:style-name="Emphasis"><text:span text:style-name="T1">&gt;</text:span></text:span></text:span><text:span text:style-name="Emphasis"><text:span text:style-name="Strong_20_Emphasis"><text:span text:style-name="T1">' or </text:span></text:span></text:span><text:span text:style-name="Emphasis"><text:span text:style-name="T1">&lt;</text:span></text:span><text:span text:style-name="T1">Expression</text:span><text:span text:style-name="T3">2</text:span><text:span text:style-name="Emphasis"><text:span text:style-name="T1">&gt;' </text:span></text:span><text:bookmark text:name="line-132"/></text:p>
          </text:list-item>
          <text:list-item>
            <text:p text:style-name="P73"><text:span text:style-name="Emphasis"><text:span text:style-name="T1">If </text:span></text:span><text:span text:style-name="Strong_20_Emphasis"><text:span text:style-name="T1">Expression</text:span></text:span><text:span text:style-name="Strong_20_Emphasis"><text:span text:style-name="T3">1</text:span></text:span><text:span text:style-name="Emphasis"><text:span text:style-name="T1"> has a </text:span></text:span><text:span text:style-name="Emphasis"><text:span text:style-name="Strong_20_Emphasis"><text:span text:style-name="T1">True</text:span></text:span></text:span><text:span text:style-name="Emphasis"><text:span text:style-name="T1"> value, the result is </text:span></text:span><text:span text:style-name="Emphasis"><text:span text:style-name="Strong_20_Emphasis"><text:span text:style-name="T1">True</text:span></text:span></text:span><text:span text:style-name="Emphasis"><text:span text:style-name="T1"> and </text:span></text:span><text:span text:style-name="Strong_20_Emphasis"><text:span text:style-name="T1">Expression</text:span></text:span><text:span text:style-name="Strong_20_Emphasis"><text:span text:style-name="T3">2</text:span></text:span><text:span text:style-name="Emphasis"><text:span text:style-name="T1"> is not evaluated (so even if it would produce an error it does not matter). If </text:span></text:span><text:span text:style-name="Strong_20_Emphasis"><text:span text:style-name="T1">Expression</text:span></text:span><text:span text:style-name="Strong_20_Emphasis"><text:span text:style-name="T3">1</text:span></text:span><text:span text:style-name="Emphasis"><text:span text:style-name="T1"> has a </text:span></text:span><text:span text:style-name="Emphasis"><text:span text:style-name="Strong_20_Emphasis"><text:span text:style-name="T1">False</text:span></text:span></text:span><text:span text:style-name="Emphasis"><text:span text:style-name="T1"> value, the result of the </text:span></text:span><text:span text:style-name="Emphasis"><text:span text:style-name="Strong_20_Emphasis"><text:span text:style-name="T1">or</text:span></text:span></text:span><text:span text:style-name="Emphasis"><text:span text:style-name="T1"> is the value of </text:span></text:span><text:span text:style-name="Strong_20_Emphasis"><text:span text:style-name="T1">Expression</text:span></text:span><text:span text:style-name="Strong_20_Emphasis"><text:span text:style-name="T3">2</text:span></text:span><text:span text:style-name="T1">'. </text:span><text:bookmark text:name="line-133"/><text:bookmark text:name="line-134"/></text:p>
          </text:list-item>
        </text:list>
        <text:h text:style-name="P5" text:outline-level="2"><text:bookmark text:name="Loops"/>Loops</text:h>
        <text:p text:style-name="P6"><text:bookmark text:name="line-135"/>Loops provide a way to evaluate the same block of code an arbitrary number of times. <text:bookmark text:name="line-136"/><text:bookmark text:name="line-137"/></text:p>
        <text:h text:style-name="P4" text:outline-level="3"><text:bookmark text:name="While_Loops"/><text:soft-page-break/>While Loops</text:h>
        <text:p text:style-name="Text_20_body"><text:bookmark text:name="line-138"/><text:span text:style-name="T1">A </text:span><text:span text:style-name="Strong_20_Emphasis"><text:span text:style-name="T1">while</text:span></text:span><text:span text:style-name="T1"> loop provides a way to keep executing a block of code as long as a test expression is </text:span><text:span text:style-name="Strong_20_Emphasis"><text:span text:style-name="T1">True</text:span></text:span><text:span text:style-name="T1">. </text:span><text:bookmark text:name="line-139"/><text:bookmark text:name="line-140"/></text:p>
        <text:p text:style-name="P3"><text:bookmark text:name="line-141"/><text:bookmark text:name="line-142"/><text:bookmark text:name="line-143"/><text:bookmark text:name="line-1-11"/><text:a xlink:type="simple" xlink:href="http://wiki.udacity.com/CS101%3A%20Python%20Reference#">Toggle line numbers</text:a><text:span text:style-name="T1"> </text:span></text:p>
        <text:p text:style-name="P2"><text:bookmark text:name="CA-190d8fe05888dd9979b05e3f66cc479ffa066d57"/><text:a xlink:type="simple" xlink:href="http://wiki.udacity.com/CS101%3A%20Python%20Reference#CA-190d8fe05888dd9979b05e3f66cc479ffa066d57_1"><text:s text:c="3"/></text:a><text:a xlink:type="simple" xlink:href="http://wiki.udacity.com/CS101%3A%20Python%20Reference#CA-190d8fe05888dd9979b05e3f66cc479ffa066d57_1"><text:span text:style-name="T1">1</text:span></text:a><text:span text:style-name="T1"> </text:span><text:bookmark text:name="CA-190d8fe05888dd9979b05e3f66cc479ffa066d57_1"/><text:bookmark text:name="line-1-12"/><text:span text:style-name="T1"><text:s text:c="8"/>while &lt;TestExpression&gt;:</text:span></text:p>
        <text:p text:style-name="P1"><text:a xlink:type="simple" xlink:href="http://wiki.udacity.com/CS101%3A%20Python%20Reference#CA-190d8fe05888dd9979b05e3f66cc479ffa066d57_2"><text:s text:c="3"/></text:a><text:a xlink:type="simple" xlink:href="http://wiki.udacity.com/CS101%3A%20Python%20Reference#CA-190d8fe05888dd9979b05e3f66cc479ffa066d57_2"><text:span text:style-name="T1">2</text:span></text:a><text:span text:style-name="T1"> </text:span><text:bookmark text:name="CA-190d8fe05888dd9979b05e3f66cc479ffa066d57_2"/><text:bookmark text:name="line-2-4"/><text:span text:style-name="T1"><text:s text:c="14"/>&lt;Block&gt;</text:span></text:p>
        <text:p text:style-name="Text_20_body"><text:bookmark text:name="line-144"/><text:span text:style-name="T1">If the </text:span><text:span text:style-name="Strong_20_Emphasis"><text:span text:style-name="T1">&lt;</text:span></text:span><text:a xlink:type="simple" xlink:href="http://wiki.udacity.com/TestExpression"><text:span text:style-name="Strong_20_Emphasis"><text:span text:style-name="Emphasis"><text:span text:style-name="T1">TestExpression</text:span></text:span></text:span></text:a><text:span text:style-name="Strong_20_Emphasis"><text:span text:style-name="T1">&gt;</text:span></text:span><text:span text:style-name="T1"> evaluates to </text:span><text:span text:style-name="Strong_20_Emphasis"><text:span text:style-name="T1">False</text:span></text:span><text:span text:style-name="T1">, the </text:span><text:span text:style-name="Strong_20_Emphasis"><text:span text:style-name="T1">while</text:span></text:span><text:span text:style-name="T1"> loop is done and execution continues with the following statement. If the </text:span><text:span text:style-name="Strong_20_Emphasis"><text:span text:style-name="T1">&lt;</text:span></text:span><text:a xlink:type="simple" xlink:href="http://wiki.udacity.com/TestExpression"><text:span text:style-name="Strong_20_Emphasis"><text:span text:style-name="Emphasis"><text:span text:style-name="T1">TestExpression</text:span></text:span></text:span></text:a><text:span text:style-name="Strong_20_Emphasis"><text:span text:style-name="T1">&gt;</text:span></text:span><text:span text:style-name="T1"> evaluates to </text:span><text:span text:style-name="Strong_20_Emphasis"><text:span text:style-name="T1">True</text:span></text:span><text:span text:style-name="T1">, the </text:span><text:span text:style-name="Strong_20_Emphasis"><text:span text:style-name="T1">&lt;</text:span></text:span><text:span text:style-name="Strong_20_Emphasis"><text:span text:style-name="Emphasis"><text:span text:style-name="T1">Block</text:span></text:span></text:span><text:span text:style-name="Strong_20_Emphasis"><text:span text:style-name="T1">&gt;</text:span></text:span><text:span text:style-name="T1"> is executed. Then, the loop repeats, returning to the </text:span><text:span text:style-name="Strong_20_Emphasis"><text:span text:style-name="T1">&lt;</text:span></text:span><text:a xlink:type="simple" xlink:href="http://wiki.udacity.com/TestExpression"><text:span text:style-name="Strong_20_Emphasis"><text:span text:style-name="Emphasis"><text:span text:style-name="T1">TestExpression</text:span></text:span></text:span></text:a><text:span text:style-name="Strong_20_Emphasis"><text:span text:style-name="T1">&gt;</text:span></text:span><text:span text:style-name="T1"> and continuing to evaluate the </text:span><text:span text:style-name="Strong_20_Emphasis"><text:span text:style-name="T1">&lt;</text:span></text:span><text:span text:style-name="Strong_20_Emphasis"><text:span text:style-name="Emphasis"><text:span text:style-name="T1">Block</text:span></text:span></text:span><text:span text:style-name="Strong_20_Emphasis"><text:span text:style-name="T1">&gt;</text:span></text:span><text:span text:style-name="T1"> as long as the </text:span><text:span text:style-name="Strong_20_Emphasis"><text:span text:style-name="T1">&lt;</text:span></text:span><text:a xlink:type="simple" xlink:href="http://wiki.udacity.com/TestExpression"><text:span text:style-name="Strong_20_Emphasis"><text:span text:style-name="Emphasis"><text:span text:style-name="T1">TestExpression</text:span></text:span></text:span></text:a><text:span text:style-name="Strong_20_Emphasis"><text:span text:style-name="T1">&gt;</text:span></text:span><text:span text:style-name="T1"> is </text:span><text:span text:style-name="Strong_20_Emphasis"><text:span text:style-name="T1">True</text:span></text:span><text:span text:style-name="T1">. </text:span><text:bookmark text:name="line-145"/><text:bookmark text:name="line-146"/></text:p>
        <text:h text:style-name="P4" text:outline-level="3"><text:bookmark text:name="Break_Statement"/>Break Statement</text:h>
        <text:p text:style-name="Text_20_body"><text:bookmark text:name="line-147"/><text:span text:style-name="T1">A </text:span><text:span text:style-name="Strong_20_Emphasis"><text:span text:style-name="T1">break</text:span></text:span><text:span text:style-name="T1"> statement in the </text:span><text:span text:style-name="Strong_20_Emphasis"><text:span text:style-name="T1">&lt;</text:span></text:span><text:span text:style-name="Strong_20_Emphasis"><text:span text:style-name="Emphasis"><text:span text:style-name="T1">Block</text:span></text:span></text:span><text:span text:style-name="Strong_20_Emphasis"><text:span text:style-name="T1">&gt;</text:span></text:span><text:span text:style-name="T1"> of a </text:span><text:span text:style-name="Strong_20_Emphasis"><text:span text:style-name="T1">while</text:span></text:span><text:span text:style-name="T1"> loop, jumps out of the containing while loop, continuing execution at the following statement. </text:span><text:bookmark text:name="line-148"/><text:bookmark text:name="line-149"/></text:p>
        <text:p text:style-name="P3"><text:bookmark text:name="line-150"/><text:bookmark text:name="line-151"/><text:bookmark text:name="line-1-13"/><text:a xlink:type="simple" xlink:href="http://wiki.udacity.com/CS101%3A%20Python%20Reference#">Toggle line numbers</text:a><text:span text:style-name="T1"> </text:span></text:p>
        <text:p text:style-name="P1"><text:bookmark text:name="CA-e1e499ecc2b8b221ce81d5df8629a6baaeda855a"/><text:a xlink:type="simple" xlink:href="http://wiki.udacity.com/CS101%3A%20Python%20Reference#CA-e1e499ecc2b8b221ce81d5df8629a6baaeda855a_1"><text:s text:c="3"/></text:a><text:a xlink:type="simple" xlink:href="http://wiki.udacity.com/CS101%3A%20Python%20Reference#CA-e1e499ecc2b8b221ce81d5df8629a6baaeda855a_1"><text:span text:style-name="T1">1</text:span></text:a><text:span text:style-name="T1"> </text:span><text:bookmark text:name="CA-e1e499ecc2b8b221ce81d5df8629a6baaeda855a_1"/><text:bookmark text:name="line-1-14"/><text:span text:style-name="T1"><text:s text:c="8"/>break</text:span></text:p>
        <text:h text:style-name="P5" text:outline-level="2"><text:bookmark text:name="line-152"/><text:bookmark text:name="For_Loops"/>For Loops</text:h>
        <text:p text:style-name="Text_20_body"><text:bookmark text:name="line-153"/><text:span text:style-name="T1">A </text:span><text:span text:style-name="Strong_20_Emphasis"><text:span text:style-name="T1">for</text:span></text:span><text:span text:style-name="T1"> loop provides a way to execute a block once for each element of a collection: </text:span><text:bookmark text:name="line-154"/><text:bookmark text:name="line-155"/></text:p>
        <text:p text:style-name="P3"><text:bookmark text:name="line-156"/><text:bookmark text:name="line-157"/><text:bookmark text:name="line-158"/><text:bookmark text:name="line-1-15"/><text:a xlink:type="simple" xlink:href="http://wiki.udacity.com/CS101%3A%20Python%20Reference#">Toggle line numbers</text:a><text:span text:style-name="T1"> </text:span></text:p>
        <text:p text:style-name="P2"><text:bookmark text:name="CA-5f06375e434664620d94194d5ca96025e62d2cca"/><text:a xlink:type="simple" xlink:href="http://wiki.udacity.com/CS101%3A%20Python%20Reference#CA-5f06375e434664620d94194d5ca96025e62d2cca_1"><text:s text:c="3"/></text:a><text:a xlink:type="simple" xlink:href="http://wiki.udacity.com/CS101%3A%20Python%20Reference#CA-5f06375e434664620d94194d5ca96025e62d2cca_1"><text:span text:style-name="T1">1</text:span></text:a><text:span text:style-name="T1"> </text:span><text:bookmark text:name="CA-5f06375e434664620d94194d5ca96025e62d2cca_1"/><text:bookmark text:name="line-1-16"/><text:span text:style-name="T1">for &lt;Name&gt; in &lt;Collection&gt;:</text:span></text:p>
        <text:p text:style-name="P1"><text:a xlink:type="simple" xlink:href="http://wiki.udacity.com/CS101%3A%20Python%20Reference#CA-5f06375e434664620d94194d5ca96025e62d2cca_2"><text:s text:c="3"/></text:a><text:a xlink:type="simple" xlink:href="http://wiki.udacity.com/CS101%3A%20Python%20Reference#CA-5f06375e434664620d94194d5ca96025e62d2cca_2"><text:span text:style-name="T1">2</text:span></text:a><text:span text:style-name="T1"> </text:span><text:bookmark text:name="CA-5f06375e434664620d94194d5ca96025e62d2cca_2"/><text:bookmark text:name="line-2-5"/><text:span text:style-name="T1"><text:s text:c="4"/>&lt;Block&gt;</text:span></text:p>
        <text:p text:style-name="Text_20_body"><text:bookmark text:name="line-159"/><text:span text:style-name="T1">The loop goes through each element of the collection, assigning that element to the </text:span><text:span text:style-name="Strong_20_Emphasis"><text:span text:style-name="T1">&lt;</text:span></text:span><text:span text:style-name="Strong_20_Emphasis"><text:span text:style-name="Emphasis"><text:span text:style-name="T1">Name</text:span></text:span></text:span><text:span text:style-name="Strong_20_Emphasis"><text:span text:style-name="T1">&gt;</text:span></text:span><text:span text:style-name="T1"> and evaluating the </text:span><text:span text:style-name="Strong_20_Emphasis"><text:span text:style-name="T1">&lt;</text:span></text:span><text:span text:style-name="Strong_20_Emphasis"><text:span text:style-name="Emphasis"><text:span text:style-name="T1">Block</text:span></text:span></text:span><text:span text:style-name="Strong_20_Emphasis"><text:span text:style-name="T1">&gt;</text:span></text:span><text:span text:style-name="T1">. The collection could be a String, in which case the elements are the characters of a string; a List, in which case the elements are the elements of the list; a Dictionary, in which case the elements are the keys in the dictionary; or many other types in Python that represent collections of objects. </text:span><text:bookmark text:name="line-160"/><text:bookmark text:name="line-161"/></text:p>
        <text:h text:style-name="P5" text:outline-level="2"><text:bookmark text:name="Strings"/>Strings</text:h>
        <text:p text:style-name="Text_20_body"><text:bookmark text:name="line-162"/><text:span text:style-name="T1">A </text:span><text:span text:style-name="Strong_20_Emphasis"><text:span text:style-name="T1">string</text:span></text:span><text:span text:style-name="T1"> is sequence of characters surrounded by quotes. The quotes can be either single or double quotes, but the quotes at both ends of the string must be the same type. Here are some examples of strings in Python: </text:span><text:bookmark text:name="line-163"/><text:bookmark text:name="line-164"/></text:p>
        <text:list xml:id="list36426637" text:style-name="L52">
          <text:list-item>
            <text:p text:style-name="P100">"silly" <text:bookmark text:name="line-165"/></text:p>
          </text:list-item>
          <text:list-item>
            <text:p text:style-name="P100">'string' <text:bookmark text:name="line-166"/></text:p>
          </text:list-item>
          <text:list-item>
            <text:p text:style-name="P23">"I'm a valid string, even with a single quote in the middle!" <text:bookmark text:name="line-167"/><text:bookmark text:name="line-168"/></text:p>
          </text:list-item>
        </text:list>
        <text:h text:style-name="P4" text:outline-level="3"><text:bookmark text:name="String_Operations"/>String Operations</text:h>
        <text:p text:style-name="Text_20_body"><text:bookmark text:name="line-169"/><text:span text:style-name="Strong_20_Emphasis"><text:span text:style-name="T1">length</text:span></text:span><text:span text:style-name="T1">: </text:span><text:span text:style-name="Strong_20_Emphasis"><text:span text:style-name="T1">len(&lt;</text:span></text:span><text:span text:style-name="Strong_20_Emphasis"><text:span text:style-name="Emphasis"><text:span text:style-name="T1">String</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170"/><text:bookmark text:name="line-171"/></text:p>
        <text:list xml:id="list36422680" text:style-name="L53">
          <text:list-item>
            <text:p text:style-name="P74"><text:span text:style-name="T1">Outputs the number of characters in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text:span></text:span><text:span text:style-name="T1"> </text:span><text:bookmark text:name="line-172"/><text:bookmark text:name="line-173"/></text:p>
          </text:list-item>
        </text:list>
        <text:p text:style-name="Text_20_body"><text:span text:style-name="Strong_20_Emphasis"><text:span text:style-name="T1">string concatenation</text:span></text:span><text:span text:style-name="T1">: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 + &lt;</text:span></text:span><text:span text:style-name="Strong_20_Emphasis"><text:span text:style-name="Emphasis"><text:span text:style-name="T1">String</text:span></text:span></text:span><text:span text:style-name="Strong_20_Emphasis"><text:span text:style-name="T1">&gt; ⇒ &lt;</text:span></text:span><text:span text:style-name="Strong_20_Emphasis"><text:span text:style-name="Emphasis"><text:span text:style-name="T1">String</text:span></text:span></text:span><text:span text:style-name="Strong_20_Emphasis"><text:span text:style-name="T1">&gt;</text:span></text:span><text:span text:style-name="T1"> </text:span><text:bookmark text:name="line-174"/><text:bookmark text:name="line-175"/></text:p>
        <text:list xml:id="list36439076" text:style-name="L54">
          <text:list-item>
            <text:p text:style-name="P24">Outputs the concatenation of the two input strings (pasting the string together with no space between them) <text:bookmark text:name="line-176"/><text:bookmark text:name="line-177"/></text:p>
          </text:list-item>
        </text:list>
        <text:p text:style-name="Text_20_body"><text:soft-page-break/><text:span text:style-name="Strong_20_Emphasis"><text:span text:style-name="T1">string multiplication</text:span></text:span><text:span text:style-name="T1">: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String</text:span></text:span></text:span><text:span text:style-name="Strong_20_Emphasis"><text:span text:style-name="T1">&gt;</text:span></text:span><text:span text:style-name="T1"> </text:span><text:bookmark text:name="line-178"/><text:bookmark text:name="line-179"/></text:p>
        <text:list xml:id="list36444782" text:style-name="L55">
          <text:list-item>
            <text:p text:style-name="P75"><text:span text:style-name="T1">Outputs a string that is &lt;</text:span><text:span text:style-name="Emphasis"><text:span text:style-name="T1">Number</text:span></text:span><text:span text:style-name="T1">&gt; copies of the input &lt;String&gt; pasted together </text:span><text:bookmark text:name="line-180"/><text:bookmark text:name="line-181"/></text:p>
          </text:list-item>
        </text:list>
        <text:h text:style-name="P106" text:outline-level="4"><text:bookmark text:name="Indexing_Strings"/>Indexing Strings</text:h>
        <text:p text:style-name="Text_20_body"><text:bookmark text:name="line-182"/><text:span text:style-name="T1">The indexing operator provides a way to extract subsequences of characters from a string. <text:line-break/></text:span><text:span text:style-name="Strong_20_Emphasis"><text:span text:style-name="T1">string indexing</text:span></text:span><text:span text:style-name="T1">: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String</text:span></text:span></text:span><text:span text:style-name="Strong_20_Emphasis"><text:span text:style-name="T1">&gt;</text:span></text:span><text:span text:style-name="T1"> </text:span><text:bookmark text:name="line-183"/><text:bookmark text:name="line-184"/></text:p>
        <text:list xml:id="list36434431" text:style-name="L56">
          <text:list-item>
            <text:p text:style-name="P76"><text:span text:style-name="T1">Outputs a single-character string containing the character at position &lt;Number&gt; of the input &lt;String&gt;. Positions in the string are counted starting from </text:span><text:span text:style-name="Strong_20_Emphasis"><text:span text:style-name="T1">0</text:span></text:span><text:span text:style-name="T1">, so </text:span><text:span text:style-name="Strong_20_Emphasis"><text:span text:style-name="T1">s[1]</text:span></text:span><text:span text:style-name="T1"> would output the second character in </text:span><text:span text:style-name="Strong_20_Emphasis"><text:span text:style-name="T1">s</text:span></text:span><text:span text:style-name="T1">. If the &lt;</text:span><text:span text:style-name="Emphasis"><text:span text:style-name="T1">Number</text:span></text:span><text:span text:style-name="T1">&gt; is negative, positions are counted from the end of the string: </text:span><text:span text:style-name="Strong_20_Emphasis"><text:span text:style-name="T1">s[-1]</text:span></text:span><text:span text:style-name="T1"> is the last character in </text:span><text:span text:style-name="Strong_20_Emphasis"><text:span text:style-name="T1">s</text:span></text:span><text:span text:style-name="T1">. </text:span><text:bookmark text:name="line-185"/><text:bookmark text:name="line-186"/></text:p>
          </text:list-item>
        </text:list>
        <text:p text:style-name="Text_20_body"><text:span text:style-name="Strong_20_Emphasis"><text:span text:style-name="T1">string extraction</text:span></text:span><text:span text:style-name="T1">: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lt;</text:span></text:span><text:span text:style-name="Strong_20_Emphasis"><text:span text:style-name="Emphasis"><text:span text:style-name="T1">Start Number</text:span></text:span></text:span><text:span text:style-name="Strong_20_Emphasis"><text:span text:style-name="T1">&gt;:&lt;</text:span></text:span><text:span text:style-name="Strong_20_Emphasis"><text:span text:style-name="Emphasis"><text:span text:style-name="T1">Stop Number</text:span></text:span></text:span><text:span text:style-name="Strong_20_Emphasis"><text:span text:style-name="T1">&gt;] ⇒ &lt;</text:span></text:span><text:span text:style-name="Strong_20_Emphasis"><text:span text:style-name="Emphasis"><text:span text:style-name="T1">String</text:span></text:span></text:span><text:span text:style-name="Strong_20_Emphasis"><text:span text:style-name="T1">&gt;</text:span></text:span><text:span text:style-name="T1"> </text:span><text:bookmark text:name="line-187"/><text:bookmark text:name="line-188"/></text:p>
        <text:list xml:id="list36438773" text:style-name="L57">
          <text:list-item>
            <text:p text:style-name="P25">Outputs a string that is the subsequence of the input string starting from position <text:bookmark text:name="line-189"/><text:bookmark text:name="line-190"/></text:p>
          </text:list-item>
        </text:list>
        <text:p text:style-name="Text_20_body"><text:span text:style-name="T1">&lt;</text:span><text:span text:style-name="Emphasis"><text:span text:style-name="T1">Start Number</text:span></text:span><text:span text:style-name="T1">&gt; and ending just before position &lt;</text:span><text:span text:style-name="Emphasis"><text:span text:style-name="T1">Stop Number</text:span></text:span><text:span text:style-name="T1">&gt;. If &lt;</text:span><text:span text:style-name="Emphasis"><text:span text:style-name="T1">Start Number</text:span></text:span><text:span text:style-name="T1">&gt; is missing, starts from the beginning of the input string; if &lt;</text:span><text:span text:style-name="Emphasis"><text:span text:style-name="T1">Stop Number</text:span></text:span><text:span text:style-name="T1">&gt; is missing, goes to the end of the input string. </text:span><text:bookmark text:name="line-191"/><text:bookmark text:name="line-192"/></text:p>
        <text:p text:style-name="Text_20_body"><text:span text:style-name="Strong_20_Emphasis"><text:span text:style-name="T1">find</text:span></text:span><text:span text:style-name="T1"> <text:line-break/>The </text:span><text:span text:style-name="Strong_20_Emphasis"><text:span text:style-name="T1">find</text:span></text:span><text:span text:style-name="T1"> method provides a way to find sub-sequences of characters in strings. </text:span><text:bookmark text:name="line-193"/><text:bookmark text:name="line-194"/></text:p>
        <text:p text:style-name="Text_20_body"><text:span text:style-name="Strong_20_Emphasis"><text:span text:style-name="T1">find</text:span></text:span><text:span text:style-name="T1">: </text:span><text:span text:style-name="Strong_20_Emphasis"><text:span text:style-name="T1">&lt;</text:span></text:span><text:span text:style-name="Strong_20_Emphasis"><text:span text:style-name="Emphasis"><text:span text:style-name="T1">Search String</text:span></text:span></text:span><text:span text:style-name="Strong_20_Emphasis"><text:span text:style-name="T1">&gt;.find(&lt;</text:span></text:span><text:span text:style-name="Strong_20_Emphasis"><text:span text:style-name="Emphasis"><text:span text:style-name="T1">Target String</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195"/><text:bookmark text:name="line-196"/></text:p>
        <text:list xml:id="list36443207" text:style-name="L58">
          <text:list-item>
            <text:p text:style-name="P77"><text:span text:style-name="T1">Outputs a number giving the position in &lt;</text:span><text:span text:style-name="Emphasis"><text:span text:style-name="T1">Search String</text:span></text:span><text:span text:style-name="T1">&gt; where &lt;</text:span><text:span text:style-name="Emphasis"><text:span text:style-name="T1">Target String</text:span></text:span><text:span text:style-name="T1">&gt; first appears. If there is no occurrence of &lt;</text:span><text:span text:style-name="Emphasis"><text:span text:style-name="T1">Target String</text:span></text:span><text:span text:style-name="T1">&gt; in &lt;</text:span><text:span text:style-name="Emphasis"><text:span text:style-name="T1">Search String</text:span></text:span><text:span text:style-name="T1">&gt;, outputs </text:span><text:span text:style-name="Strong_20_Emphasis"><text:span text:style-name="T1">-1</text:span></text:span><text:span text:style-name="T1">. </text:span><text:bookmark text:name="line-197"/><text:bookmark text:name="line-198"/></text:p>
          </text:list-item>
        </text:list>
        <text:p text:style-name="P6">To find later occurrences, we can also pass in a number to find: <text:bookmark text:name="line-199"/><text:bookmark text:name="line-200"/></text:p>
        <text:p text:style-name="Text_20_body"><text:span text:style-name="Strong_20_Emphasis"><text:span text:style-name="T1">find after</text:span></text:span><text:span text:style-name="T1">: </text:span><text:span text:style-name="Strong_20_Emphasis"><text:span text:style-name="T1">&lt;</text:span></text:span><text:span text:style-name="Strong_20_Emphasis"><text:span text:style-name="Emphasis"><text:span text:style-name="T1">Search String</text:span></text:span></text:span><text:span text:style-name="Strong_20_Emphasis"><text:span text:style-name="T1">&gt;.find(&lt;</text:span></text:span><text:span text:style-name="Strong_20_Emphasis"><text:span text:style-name="Emphasis"><text:span text:style-name="T1">Target String</text:span></text:span></text:span><text:span text:style-name="Strong_20_Emphasis"><text:span text:style-name="T1">&gt;, &lt;</text:span></text:span><text:span text:style-name="Strong_20_Emphasis"><text:span text:style-name="Emphasis"><text:span text:style-name="T1">Start Number</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01"/><text:bookmark text:name="line-202"/></text:p>
        <text:list xml:id="list36418083" text:style-name="L59">
          <text:list-item>
            <text:p text:style-name="P78"><text:span text:style-name="T1">Outputs a number giving the position in &lt;</text:span><text:span text:style-name="Emphasis"><text:span text:style-name="T1">Search String</text:span></text:span><text:span text:style-name="T1">&gt; where &lt;</text:span><text:span text:style-name="Emphasis"><text:span text:style-name="T1">Target String</text:span></text:span><text:span text:style-name="T1">&gt; first appears that is at or after the position give by &lt;</text:span><text:span text:style-name="Emphasis"><text:span text:style-name="T1">Start Number</text:span></text:span><text:span text:style-name="T1">&gt;. If there is no occurrence of &lt;</text:span><text:span text:style-name="Emphasis"><text:span text:style-name="T1">Target String</text:span></text:span><text:span text:style-name="T1">&gt; in &lt;</text:span><text:span text:style-name="Emphasis"><text:span text:style-name="T1">Search String</text:span></text:span><text:span text:style-name="T1">&gt; at or after &lt;</text:span><text:span text:style-name="Emphasis"><text:span text:style-name="T1">Start Number</text:span></text:span><text:span text:style-name="T1">&gt;, outputs </text:span><text:span text:style-name="Strong_20_Emphasis"><text:span text:style-name="T1">-1</text:span></text:span><text:span text:style-name="T1">. </text:span><text:bookmark text:name="line-203"/><text:bookmark text:name="line-204"/></text:p>
          </text:list-item>
        </text:list>
        <text:h text:style-name="P106" text:outline-level="4"><text:bookmark text:name="Converting_between_Numbers_and_Strings"/>Converting between Numbers and Strings</text:h>
        <text:p text:style-name="Text_20_body"><text:bookmark text:name="line-205"/><text:span text:style-name="Strong_20_Emphasis"><text:span text:style-name="T1">str</text:span></text:span><text:span text:style-name="T1">: </text:span><text:span text:style-name="Strong_20_Emphasis"><text:span text:style-name="T1">str(&lt;</text:span></text:span><text:span text:style-name="Strong_20_Emphasis"><text:span text:style-name="Emphasis"><text:span text:style-name="T1">Number</text:span></text:span></text:span><text:span text:style-name="Strong_20_Emphasis"><text:span text:style-name="T1">&gt;) ⇒ &lt;String&gt;</text:span></text:span><text:span text:style-name="T1"> </text:span><text:bookmark text:name="line-206"/><text:bookmark text:name="line-207"/></text:p>
        <text:list xml:id="list36423626" text:style-name="L60">
          <text:list-item>
            <text:p text:style-name="P79"><text:span text:style-name="T1">Outputs a string that represents the input number. For example, </text:span><text:span text:style-name="Strong_20_Emphasis"><text:span text:style-name="T1">str(23)</text:span></text:span><text:span text:style-name="T1"> outputs the string </text:span><text:span text:style-name="Strong_20_Emphasis"><text:span text:style-name="T1">'23</text:span></text:span><text:span text:style-name="T1">'. </text:span><text:bookmark text:name="line-208"/><text:bookmark text:name="line-209"/></text:p>
          </text:list-item>
        </text:list>
        <text:p text:style-name="Text_20_body"><text:span text:style-name="Strong_20_Emphasis"><text:span text:style-name="T1">ord</text:span></text:span><text:span text:style-name="T1">: </text:span><text:span text:style-name="Strong_20_Emphasis"><text:span text:style-name="T1">ord(&lt;</text:span></text:span><text:span text:style-name="Strong_20_Emphasis"><text:span text:style-name="Emphasis"><text:span text:style-name="T1">One-Character String</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10"/><text:bookmark text:name="line-211"/></text:p>
        <text:list xml:id="list36424470" text:style-name="L61">
          <text:list-item>
            <text:p text:style-name="P26">Outputs the number corresponding to the input string. <text:bookmark text:name="line-212"/><text:bookmark text:name="line-213"/></text:p>
          </text:list-item>
        </text:list>
        <text:p text:style-name="Text_20_body"><text:span text:style-name="Strong_20_Emphasis"><text:span text:style-name="T1">chr</text:span></text:span><text:span text:style-name="T1">: </text:span><text:span text:style-name="Strong_20_Emphasis"><text:span text:style-name="T1">chr(&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One-Character String</text:span></text:span></text:span><text:span text:style-name="Strong_20_Emphasis"><text:span text:style-name="T1">&gt;</text:span></text:span><text:span text:style-name="T1"> </text:span><text:bookmark text:name="line-214"/><text:bookmark text:name="line-215"/></text:p>
        <text:list xml:id="list36437674" text:style-name="L62">
          <text:list-item>
            <text:p text:style-name="P80"><text:span text:style-name="T1">Outputs the one-character string corresponding to the number input. This function is the inverse of </text:span><text:span text:style-name="Strong_20_Emphasis"><text:span text:style-name="T1">ord: chr(ord(α)) = α</text:span></text:span><text:span text:style-name="T1"> for any one-character string α. </text:span><text:bookmark text:name="line-216"/><text:bookmark text:name="line-217"/></text:p>
          </text:list-item>
        </text:list>
        <text:h text:style-name="P106" text:outline-level="4"><text:bookmark text:name="Splitting_Strings"/>Splitting Strings</text:h>
        <text:p text:style-name="Text_20_body"><text:bookmark text:name="line-218"/><text:span text:style-name="Strong_20_Emphasis"><text:span text:style-name="T1">split</text:span></text:span><text:span text:style-name="T1">: </text:span><text:span text:style-name="Strong_20_Emphasis"><text:span text:style-name="T1">&lt;</text:span></text:span><text:span text:style-name="Strong_20_Emphasis"><text:span text:style-name="Emphasis"><text:span text:style-name="T1">String</text:span></text:span></text:span><text:span text:style-name="Strong_20_Emphasis"><text:span text:style-name="T1">&gt;.split() ⇒ [&lt;</text:span></text:span><text:span text:style-name="Strong_20_Emphasis"><text:span text:style-name="Emphasis"><text:span text:style-name="T1">String</text:span></text:span></text:span><text:span text:style-name="Strong_20_Emphasis"><text:span text:style-name="T1">&gt;, &lt;</text:span></text:span><text:span text:style-name="Strong_20_Emphasis"><text:span text:style-name="Emphasis"><text:span text:style-name="T1">String</text:span></text:span></text:span><text:span text:style-name="Strong_20_Emphasis"><text:span text:style-name="T1">&gt;, … ]</text:span></text:span><text:span text:style-name="T1"> </text:span><text:bookmark text:name="line-219"/><text:bookmark text:name="line-220"/></text:p>
        <text:list xml:id="list36424945" text:style-name="L63">
          <text:list-item>
            <text:p text:style-name="P27">outputs a list of strings that are (roughly) the words contained in the input string. The words are determined by whitespace (either spaces, tabs, or newlines) in the string. (We did not cover this in class, but split can also be used with an optional input that is a list of the separator characters, and a second optional input that controls the maximum number of <text:soft-page-break/>elements in the output list.) <text:bookmark text:name="line-221"/><text:bookmark text:name="line-222"/></text:p>
          </text:list-item>
        </text:list>
        <text:h text:style-name="P106" text:outline-level="4"><text:bookmark text:name="Looping_through_Strings"/>Looping through Strings</text:h>
        <text:p text:style-name="Text_20_body"><text:bookmark text:name="line-223"/><text:span text:style-name="T1">A </text:span><text:span text:style-name="Strong_20_Emphasis"><text:span text:style-name="T1">for</text:span></text:span><text:span text:style-name="T1"> loop provides a way to execute a block once for each character in a string (just like looping through the elements of a list): </text:span><text:bookmark text:name="line-224"/><text:bookmark text:name="line-225"/></text:p>
        <text:p text:style-name="P3"><text:bookmark text:name="line-226"/><text:bookmark text:name="line-227"/><text:bookmark text:name="line-228"/><text:bookmark text:name="line-1-17"/><text:a xlink:type="simple" xlink:href="http://wiki.udacity.com/CS101%3A%20Python%20Reference#">Toggle line numbers</text:a><text:span text:style-name="T1"> </text:span></text:p>
        <text:p text:style-name="P2"><text:bookmark text:name="CA-d8aac2ff127331cff537ead17be408a0d0c16b19"/><text:a xlink:type="simple" xlink:href="http://wiki.udacity.com/CS101%3A%20Python%20Reference#CA-d8aac2ff127331cff537ead17be408a0d0c16b19_1"><text:s text:c="3"/></text:a><text:a xlink:type="simple" xlink:href="http://wiki.udacity.com/CS101%3A%20Python%20Reference#CA-d8aac2ff127331cff537ead17be408a0d0c16b19_1"><text:span text:style-name="T1">1</text:span></text:a><text:span text:style-name="T1"> </text:span><text:bookmark text:name="CA-d8aac2ff127331cff537ead17be408a0d0c16b19_1"/><text:bookmark text:name="line-1-18"/><text:span text:style-name="T1">for &lt;''Name''&gt; in &lt;''String''&gt;:</text:span></text:p>
        <text:p text:style-name="P1"><text:a xlink:type="simple" xlink:href="http://wiki.udacity.com/CS101%3A%20Python%20Reference#CA-d8aac2ff127331cff537ead17be408a0d0c16b19_2"><text:s text:c="3"/></text:a><text:a xlink:type="simple" xlink:href="http://wiki.udacity.com/CS101%3A%20Python%20Reference#CA-d8aac2ff127331cff537ead17be408a0d0c16b19_2"><text:span text:style-name="T1">2</text:span></text:a><text:span text:style-name="T1"> </text:span><text:bookmark text:name="CA-d8aac2ff127331cff537ead17be408a0d0c16b19_2"/><text:bookmark text:name="line-2-6"/><text:span text:style-name="T1"><text:s text:c="12"/>&lt;''Block''&gt;</text:span></text:p>
        <text:p text:style-name="Text_20_body"><text:bookmark text:name="line-229"/><text:span text:style-name="T1">The loop goes through each character of the string in turn, assigning that element to the &lt;</text:span><text:span text:style-name="Emphasis"><text:span text:style-name="T1">Name</text:span></text:span><text:span text:style-name="T1">&gt; and evaluating the &lt;</text:span><text:span text:style-name="Emphasis"><text:span text:style-name="T1">Block</text:span></text:span><text:span text:style-name="T1">&gt;. </text:span><text:bookmark text:name="line-230"/><text:bookmark text:name="line-231"/></text:p>
        <text:h text:style-name="P5" text:outline-level="2"><text:bookmark text:name="Lists"/>Lists</text:h>
        <text:p text:style-name="P6"><text:bookmark text:name="line-232"/>A list is a mutable collection of objects. The elements in a list can be of any type, including other lists. <text:bookmark text:name="line-233"/><text:bookmark text:name="line-234"/></text:p>
        <text:p text:style-name="Text_20_body"><text:span text:style-name="Strong_20_Emphasis"><text:span text:style-name="T1">Constructing a list</text:span></text:span><text:span text:style-name="T1">. A list is a sequence of zero or more elements, surrounded by square brackets:</text:span><text:bookmark text:name="line-235"/><text:bookmark text:name="line-236"/></text:p>
        <text:list xml:id="list36438724" text:style-name="L64">
          <text:list-item>
            <text:p text:style-name="P81"><text:span text:style-name="Strong_20_Emphasis"><text:span text:style-name="T1">[ &lt;</text:span></text:span><text:span text:style-name="Strong_20_Emphasis"><text:span text:style-name="Emphasis"><text:span text:style-name="T1">Element</text:span></text:span></text:span><text:span text:style-name="Strong_20_Emphasis"><text:span text:style-name="T1">&gt;, &lt;</text:span></text:span><text:span text:style-name="Strong_20_Emphasis"><text:span text:style-name="Emphasis"><text:span text:style-name="T1">Element</text:span></text:span></text:span><text:span text:style-name="Strong_20_Emphasis"><text:span text:style-name="T1">&gt;, … ]</text:span></text:span><text:span text:style-name="T1"> </text:span><text:bookmark text:name="line-237"/><text:bookmark text:name="line-238"/></text:p>
          </text:list-item>
        </text:list>
        <text:p text:style-name="Text_20_body"><text:span text:style-name="Strong_20_Emphasis"><text:span text:style-name="T1">Constructing a list of integers</text:span></text:span><text:span text:style-name="T1">. The </text:span><text:span text:style-name="Strong_20_Emphasis"><text:span text:style-name="T1">range</text:span></text:span><text:span text:style-name="T1"> function can help us in this task. This is a function to create lists containing arithmetic progressions. It is most often used in for loops. The arguments must be plain integers. If the step argument is omitted, it defaults to 1. If the start argument is omitted, it defaults to 0. </text:span><text:bookmark text:name="line-239"/><text:bookmark text:name="line-240"/></text:p>
        <text:list xml:id="list36416585" text:style-name="L65">
          <text:list-item>
            <text:p text:style-name="P82"><text:span text:style-name="Strong_20_Emphasis"><text:span text:style-name="T1">range([start], stop[, step])</text:span></text:span><text:span text:style-name="T1">. </text:span><text:bookmark text:name="line-241"/><text:bookmark text:name="line-242"/></text:p>
          </text:list-item>
        </text:list>
        <text:p text:style-name="P6">Example: <text:bookmark text:name="line-243"/><text:bookmark text:name="line-244"/></text:p>
        <text:p text:style-name="P3"><text:bookmark text:name="line-245"/><text:bookmark text:name="line-246"/><text:bookmark text:name="line-247"/><text:bookmark text:name="line-248"/><text:bookmark text:name="line-249"/><text:bookmark text:name="line-250"/><text:bookmark text:name="line-251"/><text:bookmark text:name="line-252"/><text:bookmark text:name="line-253"/><text:bookmark text:name="line-254"/><text:bookmark text:name="line-255"/><text:bookmark text:name="line-256"/><text:bookmark text:name="line-257"/><text:bookmark text:name="line-258"/><text:bookmark text:name="line-259"/><text:bookmark text:name="line-1-19"/><text:a xlink:type="simple" xlink:href="http://wiki.udacity.com/CS101%3A%20Python%20Reference#">Toggle line numbers</text:a><text:span text:style-name="T1"> </text:span></text:p>
        <text:p text:style-name="P2"><text:bookmark text:name="CA-c2cabb3a91111c35985e31e57da0792cfcccaf33"/><text:a xlink:type="simple" xlink:href="http://wiki.udacity.com/CS101%3A%20Python%20Reference#CA-c2cabb3a91111c35985e31e57da0792cfcccaf33_1"><text:s text:c="3"/></text:a><text:a xlink:type="simple" xlink:href="http://wiki.udacity.com/CS101%3A%20Python%20Reference#CA-c2cabb3a91111c35985e31e57da0792cfcccaf33_1"><text:span text:style-name="T1">1</text:span></text:a><text:span text:style-name="T1"> </text:span><text:bookmark text:name="CA-c2cabb3a91111c35985e31e57da0792cfcccaf33_1"/><text:bookmark text:name="line-1-20"/><text:span text:style-name="T1">&gt;&gt;&gt; range(10)</text:span></text:p>
        <text:p text:style-name="P2"><text:a xlink:type="simple" xlink:href="http://wiki.udacity.com/CS101%3A%20Python%20Reference#CA-c2cabb3a91111c35985e31e57da0792cfcccaf33_2"><text:s text:c="3"/></text:a><text:a xlink:type="simple" xlink:href="http://wiki.udacity.com/CS101%3A%20Python%20Reference#CA-c2cabb3a91111c35985e31e57da0792cfcccaf33_2"><text:span text:style-name="T1">2</text:span></text:a><text:span text:style-name="T1"> </text:span><text:bookmark text:name="CA-c2cabb3a91111c35985e31e57da0792cfcccaf33_2"/><text:bookmark text:name="line-2-7"/><text:span text:style-name="T1">[0, 1, 2, 3, 4, 5, 6, 7, 8, 9]</text:span></text:p>
        <text:p text:style-name="P2"><text:a xlink:type="simple" xlink:href="http://wiki.udacity.com/CS101%3A%20Python%20Reference#CA-c2cabb3a91111c35985e31e57da0792cfcccaf33_3"><text:s text:c="3"/></text:a><text:a xlink:type="simple" xlink:href="http://wiki.udacity.com/CS101%3A%20Python%20Reference#CA-c2cabb3a91111c35985e31e57da0792cfcccaf33_3"><text:span text:style-name="T1">3</text:span></text:a><text:span text:style-name="T1"> </text:span><text:bookmark text:name="CA-c2cabb3a91111c35985e31e57da0792cfcccaf33_3"/><text:bookmark text:name="line-3-2"/><text:span text:style-name="T1">&gt;&gt;&gt; range(1, 11)</text:span></text:p>
        <text:p text:style-name="P2"><text:a xlink:type="simple" xlink:href="http://wiki.udacity.com/CS101%3A%20Python%20Reference#CA-c2cabb3a91111c35985e31e57da0792cfcccaf33_4"><text:s text:c="3"/></text:a><text:a xlink:type="simple" xlink:href="http://wiki.udacity.com/CS101%3A%20Python%20Reference#CA-c2cabb3a91111c35985e31e57da0792cfcccaf33_4"><text:span text:style-name="T1">4</text:span></text:a><text:span text:style-name="T1"> </text:span><text:bookmark text:name="CA-c2cabb3a91111c35985e31e57da0792cfcccaf33_4"/><text:bookmark text:name="line-4-2"/><text:span text:style-name="T1">[1, 2, 3, 4, 5, 6, 7, 8, 9, 10]</text:span></text:p>
        <text:p text:style-name="P2"><text:a xlink:type="simple" xlink:href="http://wiki.udacity.com/CS101%3A%20Python%20Reference#CA-c2cabb3a91111c35985e31e57da0792cfcccaf33_5"><text:s text:c="3"/></text:a><text:a xlink:type="simple" xlink:href="http://wiki.udacity.com/CS101%3A%20Python%20Reference#CA-c2cabb3a91111c35985e31e57da0792cfcccaf33_5"><text:span text:style-name="T1">5</text:span></text:a><text:span text:style-name="T1"> </text:span><text:bookmark text:name="CA-c2cabb3a91111c35985e31e57da0792cfcccaf33_5"/><text:bookmark text:name="line-5-1"/><text:span text:style-name="T1">&gt;&gt;&gt; range(0, 30, 5)</text:span></text:p>
        <text:p text:style-name="P2"><text:a xlink:type="simple" xlink:href="http://wiki.udacity.com/CS101%3A%20Python%20Reference#CA-c2cabb3a91111c35985e31e57da0792cfcccaf33_6"><text:s text:c="3"/></text:a><text:a xlink:type="simple" xlink:href="http://wiki.udacity.com/CS101%3A%20Python%20Reference#CA-c2cabb3a91111c35985e31e57da0792cfcccaf33_6"><text:span text:style-name="T1">6</text:span></text:a><text:span text:style-name="T1"> </text:span><text:bookmark text:name="CA-c2cabb3a91111c35985e31e57da0792cfcccaf33_6"/><text:bookmark text:name="line-6-1"/><text:span text:style-name="T1">[0, 5, 10, 15, 20, 25]</text:span></text:p>
        <text:p text:style-name="P2"><text:a xlink:type="simple" xlink:href="http://wiki.udacity.com/CS101%3A%20Python%20Reference#CA-c2cabb3a91111c35985e31e57da0792cfcccaf33_7"><text:s text:c="3"/></text:a><text:a xlink:type="simple" xlink:href="http://wiki.udacity.com/CS101%3A%20Python%20Reference#CA-c2cabb3a91111c35985e31e57da0792cfcccaf33_7"><text:span text:style-name="T1">7</text:span></text:a><text:span text:style-name="T1"> </text:span><text:bookmark text:name="CA-c2cabb3a91111c35985e31e57da0792cfcccaf33_7"/><text:bookmark text:name="line-7-1"/><text:span text:style-name="T1">&gt;&gt;&gt; range(0, 10, 3)</text:span></text:p>
        <text:p text:style-name="P2"><text:a xlink:type="simple" xlink:href="http://wiki.udacity.com/CS101%3A%20Python%20Reference#CA-c2cabb3a91111c35985e31e57da0792cfcccaf33_8"><text:s text:c="3"/></text:a><text:a xlink:type="simple" xlink:href="http://wiki.udacity.com/CS101%3A%20Python%20Reference#CA-c2cabb3a91111c35985e31e57da0792cfcccaf33_8"><text:span text:style-name="T1">8</text:span></text:a><text:span text:style-name="T1"> </text:span><text:bookmark text:name="CA-c2cabb3a91111c35985e31e57da0792cfcccaf33_8"/><text:bookmark text:name="line-8-1"/><text:span text:style-name="T1">[0, 3, 6, 9]</text:span></text:p>
        <text:p text:style-name="P2"><text:a xlink:type="simple" xlink:href="http://wiki.udacity.com/CS101%3A%20Python%20Reference#CA-c2cabb3a91111c35985e31e57da0792cfcccaf33_9"><text:s text:c="3"/></text:a><text:a xlink:type="simple" xlink:href="http://wiki.udacity.com/CS101%3A%20Python%20Reference#CA-c2cabb3a91111c35985e31e57da0792cfcccaf33_9"><text:span text:style-name="T1">9</text:span></text:a><text:span text:style-name="T1"> </text:span><text:bookmark text:name="CA-c2cabb3a91111c35985e31e57da0792cfcccaf33_9"/><text:bookmark text:name="line-9-1"/><text:span text:style-name="T1">&gt;&gt;&gt; range(0, -10, -1)</text:span></text:p>
        <text:p text:style-name="P2"><text:a xlink:type="simple" xlink:href="http://wiki.udacity.com/CS101%3A%20Python%20Reference#CA-c2cabb3a91111c35985e31e57da0792cfcccaf33_10"><text:s text:c="2"/></text:a><text:a xlink:type="simple" xlink:href="http://wiki.udacity.com/CS101%3A%20Python%20Reference#CA-c2cabb3a91111c35985e31e57da0792cfcccaf33_10"><text:span text:style-name="T1">10</text:span></text:a><text:span text:style-name="T1"> </text:span><text:bookmark text:name="CA-c2cabb3a91111c35985e31e57da0792cfcccaf33_10"/><text:bookmark text:name="line-10-1"/><text:span text:style-name="T1">[0, -1, -2, -3, -4, -5, -6, -7, -8, -9]</text:span></text:p>
        <text:p text:style-name="P2"><text:a xlink:type="simple" xlink:href="http://wiki.udacity.com/CS101%3A%20Python%20Reference#CA-c2cabb3a91111c35985e31e57da0792cfcccaf33_11"><text:s text:c="2"/></text:a><text:a xlink:type="simple" xlink:href="http://wiki.udacity.com/CS101%3A%20Python%20Reference#CA-c2cabb3a91111c35985e31e57da0792cfcccaf33_11"><text:span text:style-name="T1">11</text:span></text:a><text:span text:style-name="T1"> </text:span><text:bookmark text:name="CA-c2cabb3a91111c35985e31e57da0792cfcccaf33_11"/><text:bookmark text:name="line-11-1"/><text:span text:style-name="T1">&gt;&gt;&gt; range(0)</text:span></text:p>
        <text:p text:style-name="P2"><text:a xlink:type="simple" xlink:href="http://wiki.udacity.com/CS101%3A%20Python%20Reference#CA-c2cabb3a91111c35985e31e57da0792cfcccaf33_12"><text:s text:c="2"/></text:a><text:a xlink:type="simple" xlink:href="http://wiki.udacity.com/CS101%3A%20Python%20Reference#CA-c2cabb3a91111c35985e31e57da0792cfcccaf33_12"><text:span text:style-name="T1">12</text:span></text:a><text:span text:style-name="T1"> </text:span><text:bookmark text:name="CA-c2cabb3a91111c35985e31e57da0792cfcccaf33_12"/><text:bookmark text:name="line-12-1"/><text:span text:style-name="T1">[]</text:span></text:p>
        <text:p text:style-name="P2"><text:a xlink:type="simple" xlink:href="http://wiki.udacity.com/CS101%3A%20Python%20Reference#CA-c2cabb3a91111c35985e31e57da0792cfcccaf33_13"><text:s text:c="2"/></text:a><text:a xlink:type="simple" xlink:href="http://wiki.udacity.com/CS101%3A%20Python%20Reference#CA-c2cabb3a91111c35985e31e57da0792cfcccaf33_13"><text:span text:style-name="T1">13</text:span></text:a><text:span text:style-name="T1"> </text:span><text:bookmark text:name="CA-c2cabb3a91111c35985e31e57da0792cfcccaf33_13"/><text:bookmark text:name="line-13-1"/><text:span text:style-name="T1">&gt;&gt;&gt; range(1, 0)</text:span></text:p>
        <text:p text:style-name="P1"><text:a xlink:type="simple" xlink:href="http://wiki.udacity.com/CS101%3A%20Python%20Reference#CA-c2cabb3a91111c35985e31e57da0792cfcccaf33_14"><text:s text:c="2"/></text:a><text:a xlink:type="simple" xlink:href="http://wiki.udacity.com/CS101%3A%20Python%20Reference#CA-c2cabb3a91111c35985e31e57da0792cfcccaf33_14"><text:span text:style-name="T1">14</text:span></text:a><text:span text:style-name="T1"> </text:span><text:bookmark text:name="CA-c2cabb3a91111c35985e31e57da0792cfcccaf33_14"/><text:bookmark text:name="line-14-1"/><text:span text:style-name="T1">[]</text:span></text:p>
        <text:p text:style-name="Text_20_body"><text:bookmark text:name="line-260"/><text:bookmark text:name="line-261"/><text:span text:style-name="Strong_20_Emphasis"><text:span text:style-name="T1">Selecting elements</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Element</text:span></text:span></text:span><text:span text:style-name="Strong_20_Emphasis"><text:span text:style-name="T1">&gt;</text:span></text:span><text:span text:style-name="T1"> </text:span><text:bookmark text:name="line-262"/><text:bookmark text:name="line-263"/></text:p>
        <text:list xml:id="list36440055" text:style-name="L66">
          <text:list-item>
            <text:p text:style-name="P28">Outputs the value of the element in &lt;List&gt; at position &lt;Number&gt;. Elements are indexed starting from 0. <text:bookmark text:name="line-264"/><text:bookmark text:name="line-265"/></text:p>
          </text:list-item>
        </text:list>
        <text:p text:style-name="Text_20_body"><text:span text:style-name="Strong_20_Emphasis"><text:span text:style-name="T1">Selecting sub-sequences</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lt;</text:span></text:span><text:span text:style-name="Strong_20_Emphasis"><text:span text:style-name="Emphasis"><text:span text:style-name="T1">Start</text:span></text:span></text:span><text:span text:style-name="Strong_20_Emphasis"><text:span text:style-name="T1">&gt; : &lt;</text:span></text:span><text:span text:style-name="Strong_20_Emphasis"><text:span text:style-name="Emphasis"><text:span text:style-name="T1">Stop</text:span></text:span></text:span><text:span text:style-name="Strong_20_Emphasis"><text:span text:style-name="T1">&gt;] ⇒ &lt;</text:span></text:span><text:span text:style-name="Strong_20_Emphasis"><text:span text:style-name="Emphasis"><text:span text:style-name="T1">List</text:span></text:span></text:span><text:span text:style-name="Strong_20_Emphasis"><text:span text:style-name="T1">&gt;</text:span></text:span><text:span text:style-name="T1"> </text:span><text:bookmark text:name="line-266"/><text:bookmark text:name="line-267"/></text:p>
        <text:list xml:id="list36438195" text:style-name="L67">
          <text:list-item>
            <text:p text:style-name="P29">Outputs a sub-sequence of &lt;List&gt; starting from position &lt;Start&gt;, up to (but not including) position &lt;Stop&gt;. <text:bookmark text:name="line-268"/><text:bookmark text:name="line-269"/></text:p>
          </text:list-item>
        </text:list>
        <text:p text:style-name="Text_20_body"><text:span text:style-name="Strong_20_Emphasis"><text:span text:style-name="T1">Update</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lt;</text:span></text:span><text:span text:style-name="Strong_20_Emphasis"><text:span text:style-name="Emphasis"><text:span text:style-name="T1">Number</text:span></text:span></text:span><text:span text:style-name="Strong_20_Emphasis"><text:span text:style-name="T1">&gt;] = &lt;</text:span></text:span><text:span text:style-name="Strong_20_Emphasis"><text:span text:style-name="Emphasis"><text:span text:style-name="T1">Value</text:span></text:span></text:span><text:span text:style-name="Strong_20_Emphasis"><text:span text:style-name="T1">&gt;</text:span></text:span><text:span text:style-name="T1"> </text:span><text:bookmark text:name="line-270"/><text:bookmark text:name="line-271"/></text:p>
        <text:list xml:id="list36435436" text:style-name="L68">
          <text:list-item>
            <text:p text:style-name="P83"><text:span text:style-name="T1">Modifies the value of the element in &lt;</text:span><text:span text:style-name="Emphasis"><text:span text:style-name="T1">List</text:span></text:span><text:span text:style-name="T1">&gt; at position &lt;</text:span><text:span text:style-name="Emphasis"><text:span text:style-name="T1">Number</text:span></text:span><text:span text:style-name="T1">&gt; to be &lt;</text:span><text:span text:style-name="Emphasis"><text:span text:style-name="T1">Value</text:span></text:span><text:span text:style-name="T1">&gt;. </text:span><text:bookmark text:name="line-272"/><text:bookmark text:name="line-273"/></text:p>
          </text:list-item>
        </text:list>
        <text:p text:style-name="Text_20_body"><text:soft-page-break/><text:span text:style-name="Strong_20_Emphasis"><text:span text:style-name="T1">Length</text:span></text:span><text:span text:style-name="T1">: </text:span><text:span text:style-name="Strong_20_Emphasis"><text:span text:style-name="T1">len(&lt;</text:span></text:span><text:span text:style-name="Strong_20_Emphasis"><text:span text:style-name="Emphasis"><text:span text:style-name="T1">List</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74"/><text:bookmark text:name="line-275"/></text:p>
        <text:list xml:id="list36417513" text:style-name="L69">
          <text:list-item>
            <text:p text:style-name="P30">Outputs the number of (top-level) elements in &lt;List&gt;. <text:bookmark text:name="line-276"/><text:bookmark text:name="line-277"/></text:p>
          </text:list-item>
        </text:list>
        <text:p text:style-name="Text_20_body"><text:span text:style-name="Strong_20_Emphasis"><text:span text:style-name="T1">Append</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append(&lt;</text:span></text:span><text:span text:style-name="Strong_20_Emphasis"><text:span text:style-name="Emphasis"><text:span text:style-name="T1">Element</text:span></text:span></text:span><text:span text:style-name="Strong_20_Emphasis"><text:span text:style-name="T1">&gt;)</text:span></text:span><text:span text:style-name="T1"> </text:span><text:bookmark text:name="line-278"/><text:bookmark text:name="line-279"/></text:p>
        <text:list xml:id="list36424999" text:style-name="L70">
          <text:list-item>
            <text:p text:style-name="P84"><text:span text:style-name="T1">Mutates &lt;</text:span><text:span text:style-name="Emphasis"><text:span text:style-name="T1">List</text:span></text:span><text:span text:style-name="T1">&gt; by adding &lt;</text:span><text:span text:style-name="Emphasis"><text:span text:style-name="T1">Element</text:span></text:span><text:span text:style-name="T1">&gt; to the end of the list. </text:span><text:bookmark text:name="line-280"/><text:bookmark text:name="line-281"/></text:p>
          </text:list-item>
        </text:list>
        <text:p text:style-name="Text_20_body"><text:span text:style-name="Strong_20_Emphasis"><text:span text:style-name="T1">Concatenation</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Emphasis"><text:span text:style-name="T3">1</text:span></text:span></text:span><text:span text:style-name="Strong_20_Emphasis"><text:span text:style-name="T1">&gt; + &lt;</text:span></text:span><text:span text:style-name="Strong_20_Emphasis"><text:span text:style-name="Emphasis"><text:span text:style-name="T1">List</text:span></text:span></text:span><text:span text:style-name="Strong_20_Emphasis"><text:span text:style-name="Emphasis"><text:span text:style-name="T3">2</text:span></text:span></text:span><text:span text:style-name="Strong_20_Emphasis"><text:span text:style-name="T1">&gt; ⇒ &lt;</text:span></text:span><text:span text:style-name="Strong_20_Emphasis"><text:span text:style-name="Emphasis"><text:span text:style-name="T1">Element</text:span></text:span></text:span><text:span text:style-name="Strong_20_Emphasis"><text:span text:style-name="T1">&gt;</text:span></text:span><text:span text:style-name="T1"> </text:span><text:bookmark text:name="line-282"/><text:bookmark text:name="line-283"/></text:p>
        <text:list xml:id="list36440889" text:style-name="L71">
          <text:list-item>
            <text:p text:style-name="P85"><text:span text:style-name="T1">Outputs a new list that is the elements of &lt;</text:span><text:span text:style-name="Emphasis"><text:span text:style-name="T1">List</text:span></text:span><text:span text:style-name="Emphasis"><text:span text:style-name="T3">1</text:span></text:span><text:span text:style-name="T1">&gt; followed by the elements of &lt;</text:span><text:span text:style-name="Emphasis"><text:span text:style-name="T1">List</text:span></text:span><text:span text:style-name="Emphasis"><text:span text:style-name="T3">2</text:span></text:span><text:span text:style-name="T1">&gt;. </text:span><text:bookmark text:name="line-284"/><text:bookmark text:name="line-285"/></text:p>
          </text:list-item>
        </text:list>
        <text:p text:style-name="Text_20_body"><text:span text:style-name="Strong_20_Emphasis"><text:span text:style-name="T1">Popping</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pop() ⇒ &lt;</text:span></text:span><text:span text:style-name="Strong_20_Emphasis"><text:span text:style-name="Emphasis"><text:span text:style-name="T1">Element</text:span></text:span></text:span><text:span text:style-name="Strong_20_Emphasis"><text:span text:style-name="T1">&gt;</text:span></text:span><text:span text:style-name="T1"> </text:span><text:bookmark text:name="line-286"/><text:bookmark text:name="line-287"/></text:p>
        <text:list xml:id="list36432212" text:style-name="L72">
          <text:list-item>
            <text:p text:style-name="P86"><text:span text:style-name="T1">Mutates &lt;</text:span><text:span text:style-name="Emphasis"><text:span text:style-name="T1">List</text:span></text:span><text:span text:style-name="T1">&gt; by removing its last element. Outputs the value of that element. If there are no elements in &lt;</text:span><text:span text:style-name="Emphasis"><text:span text:style-name="T1">List</text:span></text:span><text:span text:style-name="T1">&gt;, [].pop() produces an error. </text:span><text:bookmark text:name="line-288"/><text:bookmark text:name="line-289"/></text:p>
          </text:list-item>
        </text:list>
        <text:p text:style-name="Text_20_body"><text:span text:style-name="Strong_20_Emphasis"><text:span text:style-name="T1">Finding</text:span></text:span><text:span text:style-name="T1">: </text:span><text:span text:style-name="Strong_20_Emphasis"><text:span text:style-name="T1">&lt;</text:span></text:span><text:span text:style-name="Strong_20_Emphasis"><text:span text:style-name="Emphasis"><text:span text:style-name="T1">List</text:span></text:span></text:span><text:span text:style-name="Strong_20_Emphasis"><text:span text:style-name="T1">&gt;.index(&lt;</text:span></text:span><text:span text:style-name="Strong_20_Emphasis"><text:span text:style-name="Emphasis"><text:span text:style-name="T1">Value</text:span></text:span></text:span><text:span text:style-name="Strong_20_Emphasis"><text:span text:style-name="T1">&gt;) ⇒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290"/><text:bookmark text:name="line-291"/></text:p>
        <text:list xml:id="list36419843" text:style-name="L73">
          <text:list-item>
            <text:p text:style-name="P87"><text:span text:style-name="T1">Outputs the position of the first occurrence of an element matching &lt;</text:span><text:span text:style-name="Emphasis"><text:span text:style-name="T1">Value</text:span></text:span><text:span text:style-name="T1">&gt; in &lt;</text:span><text:span text:style-name="Emphasis"><text:span text:style-name="T1">List</text:span></text:span><text:span text:style-name="T1">&gt;. If &lt;</text:span><text:span text:style-name="Emphasis"><text:span text:style-name="T1">Value</text:span></text:span><text:span text:style-name="T1">&gt; is not found in &lt;</text:span><text:span text:style-name="Emphasis"><text:span text:style-name="T1">List</text:span></text:span><text:span text:style-name="T1">&gt;, produces an error. </text:span><text:bookmark text:name="line-292"/><text:bookmark text:name="line-293"/></text:p>
          </text:list-item>
        </text:list>
        <text:p text:style-name="Text_20_body"><text:span text:style-name="Strong_20_Emphasis"><text:span text:style-name="T1">Membership</text:span></text:span><text:span text:style-name="T1">: </text:span><text:span text:style-name="Strong_20_Emphasis"><text:span text:style-name="T1">&lt;</text:span></text:span><text:span text:style-name="Strong_20_Emphasis"><text:span text:style-name="Emphasis"><text:span text:style-name="T1">Value</text:span></text:span></text:span><text:span text:style-name="Strong_20_Emphasis"><text:span text:style-name="T1">&gt; in &lt;</text:span></text:span><text:span text:style-name="Strong_20_Emphasis"><text:span text:style-name="Emphasis"><text:span text:style-name="T1">List</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294"/><text:bookmark text:name="line-295"/></text:p>
        <text:list xml:id="list36418346" text:style-name="L74">
          <text:list-item>
            <text:p text:style-name="P88"><text:span text:style-name="T1">Outputs </text:span><text:span text:style-name="Strong_20_Emphasis"><text:span text:style-name="T1">True</text:span></text:span><text:span text:style-name="T1"> if &lt;</text:span><text:span text:style-name="Emphasis"><text:span text:style-name="T1">Value</text:span></text:span><text:span text:style-name="T1">&gt; occurs in &lt;</text:span><text:span text:style-name="Emphasis"><text:span text:style-name="T1">List</text:span></text:span><text:span text:style-name="T1">&gt;. Otherwise, outputs </text:span><text:span text:style-name="Strong_20_Emphasis"><text:span text:style-name="T1">False</text:span></text:span><text:span text:style-name="T1">. </text:span><text:bookmark text:name="line-296"/><text:bookmark text:name="line-297"/></text:p>
          </text:list-item>
        </text:list>
        <text:p text:style-name="Text_20_body"><text:span text:style-name="Strong_20_Emphasis"><text:span text:style-name="T1">Non-membership</text:span></text:span><text:span text:style-name="T1">: </text:span><text:span text:style-name="Strong_20_Emphasis"><text:span text:style-name="T1">&lt;</text:span></text:span><text:span text:style-name="Strong_20_Emphasis"><text:span text:style-name="Emphasis"><text:span text:style-name="T1">Value</text:span></text:span></text:span><text:span text:style-name="Strong_20_Emphasis"><text:span text:style-name="T1">&gt; not in &lt;</text:span></text:span><text:span text:style-name="Strong_20_Emphasis"><text:span text:style-name="Emphasis"><text:span text:style-name="T1">List</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298"/><text:bookmark text:name="line-299"/></text:p>
        <text:list xml:id="list36426644" text:style-name="L75">
          <text:list-item>
            <text:p text:style-name="P89"><text:span text:style-name="T1">Outputs </text:span><text:span text:style-name="Strong_20_Emphasis"><text:span text:style-name="T1">False</text:span></text:span><text:span text:style-name="T1"> if &lt;</text:span><text:span text:style-name="Emphasis"><text:span text:style-name="T1">Value</text:span></text:span><text:span text:style-name="T1">&gt; occurs in &lt;</text:span><text:span text:style-name="Emphasis"><text:span text:style-name="T1">List</text:span></text:span><text:span text:style-name="T1">&gt;. Otherwise, outputs </text:span><text:span text:style-name="Strong_20_Emphasis"><text:span text:style-name="T1">True</text:span></text:span><text:span text:style-name="T1">. </text:span><text:bookmark text:name="line-300"/><text:bookmark text:name="line-301"/></text:p>
          </text:list-item>
        </text:list>
        <text:h text:style-name="P4" text:outline-level="3"><text:bookmark text:name="Loops_on_Lists"/>Loops on Lists</text:h>
        <text:p text:style-name="Text_20_body"><text:bookmark text:name="line-302"/><text:span text:style-name="T1">A </text:span><text:span text:style-name="Strong_20_Emphasis"><text:span text:style-name="T1">for</text:span></text:span><text:span text:style-name="T1"> loop provides a way to execute a block once for each element of a List: </text:span><text:bookmark text:name="line-303"/><text:bookmark text:name="line-304"/></text:p>
        <text:p text:style-name="P7"><text:bookmark text:name="line-305"/><text:bookmark text:name="line-306"/><text:bookmark text:name="line-307"/><text:bookmark text:name="line-1100"/>for &lt;''Name''&gt; in &lt;''List''&gt;:</text:p>
        <text:p text:style-name="P9"><text:bookmark text:name="line-2100"/><text:s text:c="4"/><text:span text:style-name="T1">&lt;''Block''&gt;</text:span></text:p>
        <text:h text:style-name="P5" text:outline-level="2"><text:bookmark text:name="line-308"/><text:bookmark text:name="Dictionaries"/>Dictionaries</text:h>
        <text:p text:style-name="P6"><text:bookmark text:name="line-309"/>A Dictionary provides a mapping between keys, which can be values of any immutable type, and values, which can be any value. Because a Dictionary is implemented using a hash table, the time to lookup a value does not increase (significantly) even when the number of keys increases. <text:bookmark text:name="line-310"/><text:bookmark text:name="line-311"/></text:p>
        <text:p text:style-name="Text_20_body"><text:span text:style-name="Strong_20_Emphasis"><text:span text:style-name="T1">Constructing a Dictionary</text:span></text:span><text:span text:style-name="T1">. A Dictionary is a set of zero or more key-value pairs, surrounded by squiggly braces: </text:span><text:bookmark text:name="line-312"/><text:bookmark text:name="line-313"/></text:p>
        <text:list xml:id="list36415077" text:style-name="L76">
          <text:list-item>
            <text:p text:style-name="P90"><text:span text:style-name="Strong_20_Emphasis"><text:span text:style-name="T1">{ &lt;Key&gt;: &lt;Value&gt;, &lt;Key&gt;: &lt;Value&gt;, … }</text:span></text:span><text:span text:style-name="T1"> </text:span><text:bookmark text:name="line-314"/><text:bookmark text:name="line-315"/></text:p>
          </text:list-item>
        </text:list>
        <text:p text:style-name="Text_20_body"><text:span text:style-name="Strong_20_Emphasis"><text:span text:style-name="T1">Looking up elements</text:span></text:span><text:span text:style-name="T1">: </text:span><text:span text:style-name="Strong_20_Emphasis"><text:span text:style-name="T1">&lt;</text:span></text:span><text:span text:style-name="Strong_20_Emphasis"><text:span text:style-name="Emphasis"><text:span text:style-name="T1">Dictionary</text:span></text:span></text:span><text:span text:style-name="Strong_20_Emphasis"><text:span text:style-name="T1">&gt;[&lt;</text:span></text:span><text:span text:style-name="Strong_20_Emphasis"><text:span text:style-name="Emphasis"><text:span text:style-name="T1">Key</text:span></text:span></text:span><text:span text:style-name="Strong_20_Emphasis"><text:span text:style-name="T1">&gt;] ⇒ &lt;</text:span></text:span><text:span text:style-name="Strong_20_Emphasis"><text:span text:style-name="Emphasis"><text:span text:style-name="T1">Value</text:span></text:span></text:span><text:span text:style-name="Strong_20_Emphasis"><text:span text:style-name="T1">&gt;</text:span></text:span><text:span text:style-name="T1"> </text:span><text:bookmark text:name="line-316"/><text:bookmark text:name="line-317"/></text:p>
        <text:list xml:id="list36417462" text:style-name="L77">
          <text:list-item>
            <text:p text:style-name="P91"><text:span text:style-name="T1">outputs the value associated with &lt;</text:span><text:span text:style-name="Emphasis"><text:span text:style-name="T1">Key</text:span></text:span><text:span text:style-name="T1">&gt; in the &lt;</text:span><text:span text:style-name="Emphasis"><text:span text:style-name="T1">Dictionary</text:span></text:span><text:span text:style-name="T1">&gt;. Produces an error if the &lt;</text:span><text:span text:style-name="Emphasis"><text:span text:style-name="T1">Key</text:span></text:span><text:span text:style-name="T1">&gt; is not a key in the &lt;</text:span><text:span text:style-name="Emphasis"><text:span text:style-name="T1">Dictionary</text:span></text:span><text:span text:style-name="T1">&gt;. </text:span><text:bookmark text:name="line-318"/><text:bookmark text:name="line-319"/></text:p>
          </text:list-item>
        </text:list>
        <text:p text:style-name="Text_20_body"><text:span text:style-name="Strong_20_Emphasis"><text:span text:style-name="T1">Updating elements</text:span></text:span><text:span text:style-name="T1">: </text:span><text:span text:style-name="Strong_20_Emphasis"><text:span text:style-name="T1">&lt;</text:span></text:span><text:span text:style-name="Strong_20_Emphasis"><text:span text:style-name="Emphasis"><text:span text:style-name="T1">Dictionary</text:span></text:span></text:span><text:span text:style-name="Strong_20_Emphasis"><text:span text:style-name="T1">&gt;[&lt;</text:span></text:span><text:span text:style-name="Strong_20_Emphasis"><text:span text:style-name="Emphasis"><text:span text:style-name="T1">Key</text:span></text:span></text:span><text:span text:style-name="Strong_20_Emphasis"><text:span text:style-name="T1">&gt;] = &lt;</text:span></text:span><text:span text:style-name="Strong_20_Emphasis"><text:span text:style-name="Emphasis"><text:span text:style-name="T1">Value</text:span></text:span></text:span><text:span text:style-name="Strong_20_Emphasis"><text:span text:style-name="T1">&gt;</text:span></text:span><text:span text:style-name="T1"> </text:span><text:bookmark text:name="line-320"/><text:bookmark text:name="line-321"/></text:p>
        <text:list xml:id="list36435114" text:style-name="L78">
          <text:list-item>
            <text:p text:style-name="P92"><text:span text:style-name="T1">updates the value associated with &lt;</text:span><text:span text:style-name="Emphasis"><text:span text:style-name="T1">Key</text:span></text:span><text:span text:style-name="T1">&gt; in the &lt;</text:span><text:span text:style-name="Emphasis"><text:span text:style-name="T1">Dictionary</text:span></text:span><text:span text:style-name="T1">&gt; to be &lt;</text:span><text:span text:style-name="Emphasis"><text:span text:style-name="T1">Value</text:span></text:span><text:span text:style-name="T1">&gt;. If &lt;</text:span><text:span text:style-name="Emphasis"><text:span text:style-name="T1">Key</text:span></text:span><text:span text:style-name="T1">&gt; is already a key in &lt;</text:span><text:span text:style-name="Emphasis"><text:span text:style-name="T1">Dictionary</text:span></text:span><text:span text:style-name="T1">&gt;, replaces the value associated with &lt;</text:span><text:span text:style-name="Emphasis"><text:span text:style-name="T1">Key</text:span></text:span><text:span text:style-name="T1">&gt;; if not, adds a new &lt;</text:span><text:span text:style-name="Emphasis"><text:span text:style-name="T1">Key</text:span></text:span><text:span text:style-name="T1">&gt;: &lt;</text:span><text:span text:style-name="Emphasis"><text:span text:style-name="T1">Value</text:span></text:span><text:span text:style-name="T1">&gt; pair to the &lt;</text:span><text:span text:style-name="Emphasis"><text:span text:style-name="T1">Dictionary</text:span></text:span><text:span text:style-name="T1">&gt;. </text:span><text:bookmark text:name="line-322"/><text:bookmark text:name="line-323"/></text:p>
          </text:list-item>
        </text:list>
        <text:p text:style-name="Text_20_body"><text:span text:style-name="Strong_20_Emphasis"><text:span text:style-name="T1">Membership</text:span></text:span><text:span text:style-name="T1">: </text:span><text:span text:style-name="Strong_20_Emphasis"><text:span text:style-name="T1">&lt;</text:span></text:span><text:span text:style-name="Strong_20_Emphasis"><text:span text:style-name="Emphasis"><text:span text:style-name="T1">Key</text:span></text:span></text:span><text:span text:style-name="Strong_20_Emphasis"><text:span text:style-name="T1">&gt; in &lt;</text:span></text:span><text:span text:style-name="Strong_20_Emphasis"><text:span text:style-name="Emphasis"><text:span text:style-name="T1">Dictionary</text:span></text:span></text:span><text:span text:style-name="Strong_20_Emphasis"><text:span text:style-name="T1">&gt; ⇒ &lt;</text:span></text:span><text:span text:style-name="Strong_20_Emphasis"><text:span text:style-name="Emphasis"><text:span text:style-name="T1">Boolean</text:span></text:span></text:span><text:span text:style-name="Strong_20_Emphasis"><text:span text:style-name="T1">&gt;</text:span></text:span><text:span text:style-name="T1"> </text:span><text:bookmark text:name="line-324"/><text:bookmark text:name="line-325"/></text:p>
        <text:list xml:id="list36442257" text:style-name="L79">
          <text:list-item>
            <text:p text:style-name="P93"><text:span text:style-name="T1">outputs True if &lt;</text:span><text:span text:style-name="Emphasis"><text:span text:style-name="T1">Key</text:span></text:span><text:span text:style-name="T1">&gt; is a key in &lt;</text:span><text:span text:style-name="Emphasis"><text:span text:style-name="T1">Dictionary</text:span></text:span><text:span text:style-name="T1">&gt;, </text:span><text:span text:style-name="Strong_20_Emphasis"><text:span text:style-name="T1">False</text:span></text:span><text:span text:style-name="T1"> otherwise. </text:span><text:bookmark text:name="line-326"/><text:bookmark text:name="line-327"/></text:p>
          </text:list-item>
        </text:list>
        <text:h text:style-name="P4" text:outline-level="3"><text:bookmark text:name="Loops_on_Dictionaries"/><text:soft-page-break/>Loops on Dictionaries</text:h>
        <text:p text:style-name="Text_20_body"><text:bookmark text:name="line-328"/><text:span text:style-name="T1">A </text:span><text:span text:style-name="Strong_20_Emphasis"><text:span text:style-name="T1">for</text:span></text:span><text:span text:style-name="T1"> loop provides a way to execute a block once for each key in a Dictionary: </text:span><text:bookmark text:name="line-329"/><text:bookmark text:name="line-330"/></text:p>
        <text:p text:style-name="P3"><text:bookmark text:name="line-331"/><text:bookmark text:name="line-332"/><text:bookmark text:name="line-333"/><text:bookmark text:name="line-1-21"/><text:a xlink:type="simple" xlink:href="http://wiki.udacity.com/CS101%3A%20Python%20Reference#">Toggle line numbers</text:a><text:span text:style-name="T1"> </text:span></text:p>
        <text:p text:style-name="P2"><text:bookmark text:name="CA-a9cf6e61b6768babca89a280e6c5e93d7c38704a"/><text:a xlink:type="simple" xlink:href="http://wiki.udacity.com/CS101%3A%20Python%20Reference#CA-a9cf6e61b6768babca89a280e6c5e93d7c38704a_1"><text:s text:c="3"/></text:a><text:a xlink:type="simple" xlink:href="http://wiki.udacity.com/CS101%3A%20Python%20Reference#CA-a9cf6e61b6768babca89a280e6c5e93d7c38704a_1"><text:span text:style-name="T1">1</text:span></text:a><text:span text:style-name="T1"> </text:span><text:bookmark text:name="CA-a9cf6e61b6768babca89a280e6c5e93d7c38704a_1"/><text:bookmark text:name="line-1-22"/><text:span text:style-name="T1">for &lt;Name&gt; in &lt;Dictionary&gt;:</text:span></text:p>
        <text:p text:style-name="P1"><text:a xlink:type="simple" xlink:href="http://wiki.udacity.com/CS101%3A%20Python%20Reference#CA-a9cf6e61b6768babca89a280e6c5e93d7c38704a_2"><text:s text:c="3"/></text:a><text:a xlink:type="simple" xlink:href="http://wiki.udacity.com/CS101%3A%20Python%20Reference#CA-a9cf6e61b6768babca89a280e6c5e93d7c38704a_2"><text:span text:style-name="T1">2</text:span></text:a><text:span text:style-name="T1"> </text:span><text:bookmark text:name="CA-a9cf6e61b6768babca89a280e6c5e93d7c38704a_2"/><text:bookmark text:name="line-2-8"/><text:span text:style-name="T1"><text:s text:c="4"/>&lt;Block&gt;</text:span></text:p>
        <text:p text:style-name="Text_20_body"><text:bookmark text:name="line-334"/><text:span text:style-name="Strong_20_Emphasis"><text:span text:style-name="T1">Eval</text:span></text:span><text:span text:style-name="T1"> <text:line-break/>The </text:span><text:span text:style-name="Strong_20_Emphasis"><text:span text:style-name="T1">eval</text:span></text:span><text:span text:style-name="T1"> function provides a way to evaluate an input string as a Python expression: </text:span><text:bookmark text:name="line-335"/><text:bookmark text:name="line-336"/></text:p>
        <text:list xml:id="list36443205" text:style-name="L80">
          <text:list-item>
            <text:p text:style-name="P94"><text:span text:style-name="Strong_20_Emphasis"><text:span text:style-name="T1">eval(&lt;String&gt;) ⇒ &lt;Value&gt;</text:span></text:span><text:span text:style-name="T1"> </text:span><text:bookmark text:name="line-337"/><text:bookmark text:name="line-338"/></text:p>
          </text:list-item>
        </text:list>
        <text:p text:style-name="P6">The input is a string that is a Python expression; the value is the value that string would evaluate to in Python. <text:bookmark text:name="line-339"/><text:bookmark text:name="line-340"/></text:p>
        <text:p text:style-name="Text_20_body"><text:span text:style-name="Strong_20_Emphasis"><text:span text:style-name="T1">Time</text:span></text:span><text:span text:style-name="T1"> The time library provides functions for obtaining and measuring time. </text:span><text:bookmark text:name="line-341"/><text:bookmark text:name="line-342"/></text:p>
        <text:list xml:id="list36436960" text:style-name="L81">
          <text:list-item>
            <text:p text:style-name="P95"><text:span text:style-name="Strong_20_Emphasis"><text:span text:style-name="T1">import time</text:span></text:span><text:span text:style-name="T1"> </text:span><text:bookmark text:name="line-343"/><text:bookmark text:name="line-344"/></text:p>
          </text:list-item>
        </text:list>
        <text:p text:style-name="Text_20_body"><text:span text:style-name="Strong_20_Emphasis"><text:span text:style-name="T1">System time</text:span></text:span><text:span text:style-name="T1">: </text:span><text:span text:style-name="Strong_20_Emphasis"><text:span text:style-name="T1">time.clock()⇒ &lt;</text:span></text:span><text:span text:style-name="Strong_20_Emphasis"><text:span text:style-name="Emphasis"><text:span text:style-name="T1">Number</text:span></text:span></text:span><text:span text:style-name="Strong_20_Emphasis"><text:span text:style-name="T1">&gt;</text:span></text:span><text:span text:style-name="T1"> </text:span><text:bookmark text:name="line-345"/><text:bookmark text:name="line-346"/></text:p>
        <text:list xml:id="list36422183" text:style-name="L82">
          <text:list-item>
            <text:p text:style-name="P31">outputs the processor time in seconds (a real number, including fractional seconds with limited accuracy) (Note that what clock means depends on your platform, and it may not provide accurate timings on all platforms.) <text:bookmark text:name="line-347"/><text:bookmark text:name="line-348"/></text:p>
          </text:list-item>
        </text:list>
        <text:h text:style-name="P5" text:outline-level="2"><text:bookmark text:name="Exceptions"/>Exceptions</text:h>
        <text:p text:style-name="Text_20_body"><text:bookmark text:name="line-349"/><text:span text:style-name="T1">(We introduced exceptions in Unit 4 because we needed them in our </text:span><text:span text:style-name="Strong_20_Emphasis"><text:span text:style-name="T1">get_page</text:span></text:span><text:span text:style-name="T1"> procedure, but you are not expected to understand this in detail or be able to use exception handlers in your own code in cs101.) </text:span><text:bookmark text:name="line-350"/><text:bookmark text:name="line-351"/></text:p>
        <text:p text:style-name="P3"><text:bookmark text:name="line-352"/><text:bookmark text:name="line-353"/><text:bookmark text:name="line-354"/><text:bookmark text:name="line-355"/><text:bookmark text:name="line-356"/><text:bookmark text:name="line-1-23"/><text:a xlink:type="simple" xlink:href="http://wiki.udacity.com/CS101%3A%20Python%20Reference#">Toggle line numbers</text:a><text:span text:style-name="T1"> </text:span></text:p>
        <text:p text:style-name="P2"><text:bookmark text:name="CA-9397a50fe82b7e3e3ff41b955a55e1c33980d606"/><text:a xlink:type="simple" xlink:href="http://wiki.udacity.com/CS101%3A%20Python%20Reference#CA-9397a50fe82b7e3e3ff41b955a55e1c33980d606_1"><text:s text:c="3"/></text:a><text:a xlink:type="simple" xlink:href="http://wiki.udacity.com/CS101%3A%20Python%20Reference#CA-9397a50fe82b7e3e3ff41b955a55e1c33980d606_1"><text:span text:style-name="T1">1</text:span></text:a><text:span text:style-name="T1"> </text:span><text:bookmark text:name="CA-9397a50fe82b7e3e3ff41b955a55e1c33980d606_1"/><text:bookmark text:name="line-1-24"/><text:span text:style-name="T1">try:</text:span></text:p>
        <text:p text:style-name="P2"><text:a xlink:type="simple" xlink:href="http://wiki.udacity.com/CS101%3A%20Python%20Reference#CA-9397a50fe82b7e3e3ff41b955a55e1c33980d606_2"><text:s text:c="3"/></text:a><text:a xlink:type="simple" xlink:href="http://wiki.udacity.com/CS101%3A%20Python%20Reference#CA-9397a50fe82b7e3e3ff41b955a55e1c33980d606_2"><text:span text:style-name="T1">2</text:span></text:a><text:span text:style-name="T1"> </text:span><text:bookmark text:name="CA-9397a50fe82b7e3e3ff41b955a55e1c33980d606_2"/><text:bookmark text:name="line-2-9"/><text:span text:style-name="T1"><text:s text:c="8"/>&lt;''Try Block''&gt;</text:span></text:p>
        <text:p text:style-name="P2"><text:a xlink:type="simple" xlink:href="http://wiki.udacity.com/CS101%3A%20Python%20Reference#CA-9397a50fe82b7e3e3ff41b955a55e1c33980d606_3"><text:s text:c="3"/></text:a><text:a xlink:type="simple" xlink:href="http://wiki.udacity.com/CS101%3A%20Python%20Reference#CA-9397a50fe82b7e3e3ff41b955a55e1c33980d606_3"><text:span text:style-name="T1">3</text:span></text:a><text:span text:style-name="T1"> </text:span><text:bookmark text:name="CA-9397a50fe82b7e3e3ff41b955a55e1c33980d606_3"/><text:bookmark text:name="line-3-3"/><text:span text:style-name="T1">except:</text:span></text:p>
        <text:p text:style-name="P1"><text:a xlink:type="simple" xlink:href="http://wiki.udacity.com/CS101%3A%20Python%20Reference#CA-9397a50fe82b7e3e3ff41b955a55e1c33980d606_4"><text:s text:c="3"/></text:a><text:a xlink:type="simple" xlink:href="http://wiki.udacity.com/CS101%3A%20Python%20Reference#CA-9397a50fe82b7e3e3ff41b955a55e1c33980d606_4"><text:span text:style-name="T1">4</text:span></text:a><text:span text:style-name="T1"> </text:span><text:bookmark text:name="CA-9397a50fe82b7e3e3ff41b955a55e1c33980d606_4"/><text:bookmark text:name="line-4-3"/><text:span text:style-name="T1"><text:s text:c="8"/>&lt;''Handler Block''&gt;</text:span></text:p>
        <text:p text:style-name="Text_20_body"><text:bookmark text:name="line-357"/><text:span text:style-name="T1">Execute the code in the &lt;</text:span><text:span text:style-name="Emphasis"><text:span text:style-name="T1">Try Block</text:span></text:span><text:span text:style-name="T1">&gt;. If it completes normally, skip the &lt;Handler Block&gt; and continue with the following statement. If code in the &lt;</text:span><text:span text:style-name="Emphasis"><text:span text:style-name="T1">Try Block</text:span></text:span><text:span text:style-name="T1">&gt; raises an error, jump to the code in the &lt;</text:span><text:span text:style-name="Emphasis"><text:span text:style-name="T1">Handler Block</text:span></text:span><text:span text:style-name="T1">&gt;. </text:span><text:bookmark text:name="line-358"/><text:bookmark text:name="line-359"/></text:p>
        <text:p text:style-name="Text_20_body"><text:span text:style-name="T1">The </text:span><text:span text:style-name="Strong_20_Emphasis"><text:span text:style-name="T1">except</text:span></text:span><text:span text:style-name="T1"> can be followed by an exception type and a variable name: </text:span><text:bookmark text:name="line-360"/><text:bookmark text:name="line-361"/></text:p>
        <text:list xml:id="list36419714" text:style-name="L83">
          <text:list-item>
            <text:p text:style-name="P96"><text:span text:style-name="Strong_20_Emphasis"><text:span text:style-name="T1">except</text:span></text:span><text:span text:style-name="T1"> &lt;</text:span><text:span text:style-name="Emphasis"><text:span text:style-name="T1">Exception Type</text:span></text:span><text:span text:style-name="T1">&gt;, &lt;</text:span><text:span text:style-name="Emphasis"><text:span text:style-name="T1">Name</text:span></text:span><text:span text:style-name="T1">&gt;: </text:span><text:bookmark text:name="line-362"/></text:p>
            <text:list>
              <text:list-item>
                <text:p text:style-name="P96"><text:span text:style-name="T1">&lt;</text:span><text:span text:style-name="Emphasis"><text:span text:style-name="T1">Handler Block</text:span></text:span><text:span text:style-name="T1">&gt; </text:span><text:bookmark text:name="line-363"/><text:bookmark text:name="line-364"/></text:p>
              </text:list-item>
            </text:list>
          </text:list-item>
        </text:list>
        <text:p text:style-name="Text_20_body"><text:span text:style-name="T1">If the exception raised in the &lt;</text:span><text:span text:style-name="Emphasis"><text:span text:style-name="T1">Try Block</text:span></text:span><text:span text:style-name="T1">&gt; matches the type &lt;</text:span><text:span text:style-name="Emphasis"><text:span text:style-name="T1">Exception Type</text:span></text:span><text:span text:style-name="T1">&gt;, evaluate the &lt;</text:span><text:span text:style-name="Emphasis"><text:span text:style-name="T1">Handler Block</text:span></text:span><text:span text:style-name="T1">&gt; with the variable &lt;</text:span><text:span text:style-name="Emphasis"><text:span text:style-name="T1">Name</text:span></text:span><text:span text:style-name="T1">&gt; referring to the exception object. </text:span><text:bookmark text:name="line-365"/><text:bookmark text:name="line-366"/></text:p>
        <text:h text:style-name="P5" text:outline-level="2"><text:bookmark text:name="Libraries"/>Libraries</text:h>
        <text:list xml:id="list36436113" text:style-name="L84">
          <text:list-item>
            <text:p text:style-name="P97"><text:bookmark text:name="line-367"/><text:span text:style-name="Strong_20_Emphasis"><text:span text:style-name="T1">import</text:span></text:span><text:span text:style-name="T1"> &lt;</text:span><text:span text:style-name="Emphasis"><text:span text:style-name="T1">Library</text:span></text:span><text:span text:style-name="T1">&gt; </text:span><text:bookmark text:name="line-368"/><text:bookmark text:name="line-369"/></text:p>
          </text:list-item>
        </text:list>
        <text:p text:style-name="Text_20_body"><text:span text:style-name="T1">Imports the &lt;</text:span><text:span text:style-name="Emphasis"><text:span text:style-name="T1">Library</text:span></text:span><text:span text:style-name="T1">&gt; into the Python environment, enabling the following code to use the definitions provided in the &lt;</text:span><text:span text:style-name="Emphasis"><text:span text:style-name="T1">Library</text:span></text:span><text:span text:style-name="T1">&gt;. Python provides many libraries such as </text:span><text:span text:style-name="Strong_20_Emphasis"><text:span text:style-name="T1">urllib</text:span></text:span><text:span text:style-name="T1"> that we use for downloading web pages in </text:span><text:span text:style-name="Strong_20_Emphasis"><text:span text:style-name="T1">get_page</text:span></text:span><text:span text:style-name="T1">, and you can also import your own code. As programs get larger, it is important to organize them well into separate files. </text:span><text:bookmark text:name="line-370"/><text:bookmark text:name="bottom"/></text:p>
      </text:section>
      <text:section text:style-name="Sect2" text:name="pagebottom">
        <text:p text:style-name="P32"><text:soft-page-break/></text:p>
      </text:section>
      <text:p text:style-name="P104"><text:span text:style-name="T1">last edited 2012-06-01 11:02:52 by </text:span><text:a xlink:type="simple" xlink:href="http://wiki.udacity.com/Danislav%20Kostov">Danislav Kostov</text:a> </text:p>
      <text:p text:style-name="Standard"><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0T13:53:47.21</meta:creation-date>
    <dc:date>2012-07-06T16:29:52.80</dc:date>
    <meta:editing-duration>PT1M48S</meta:editing-duration>
    <meta:editing-cycles>3</meta:editing-cycles>
    <meta:generator>OpenOffice.org/3.3$Win32 OpenOffice.org_project/330m20$Build-9567</meta:generator>
    <meta:document-statistic meta:table-count="0" meta:image-count="0" meta:object-count="0" meta:page-count="9" meta:paragraph-count="217" meta:word-count="2620" meta:character-count="15665"/>
  </office:meta>
</office:document-meta>
</file>